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5cm" fo:min-width="0cm"/>
    </style:style>
    <style:style style:name="gr3" style:family="graphic" style:parent-style-name="standard">
      <style:graphic-properties draw:stroke="none" draw:fill="none" fo:min-height="15.644cm"/>
    </style:style>
    <style:style style:name="gr4" style:family="graphic" style:parent-style-name="standard">
      <style:graphic-properties draw:stroke="none" draw:fill="none" fo:min-height="4.979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7.3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7" style:family="graphic" style:parent-style-name="standard">
      <style:graphic-properties draw:stroke="none" draw:fill="none" fo:min-height="15.643cm"/>
    </style:style>
    <style:style style:name="gr8" style:family="graphic" style:parent-style-name="standard">
      <style:graphic-properties fo:min-height="2.13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2" style:family="graphic" style:parent-style-name="standard">
      <style:graphic-properties fo:min-height="0.937cm"/>
    </style:style>
    <style:style style:name="gr13" style:family="graphic" style:parent-style-name="standard">
      <style:graphic-properties fo:min-height="1.423cm"/>
    </style:style>
    <style:style style:name="gr14" style:family="graphic" style:parent-style-name="standard">
      <style:graphic-properties fo:min-height="0.712cm"/>
    </style:style>
    <style:style style:name="gr15" style:family="graphic" style:parent-style-name="standard">
      <style:graphic-properties draw:fill-color="#aea79f" draw:textarea-horizontal-align="justify" draw:textarea-vertical-align="middle" draw:auto-grow-height="false" fo:min-height="4.424cm" fo:min-width="9.72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fo:min-height="0.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20" style:family="graphic" style:parent-style-name="standard">
      <style:graphic-properties fo:min-height="2.25cm"/>
    </style:style>
    <style:style style:name="gr21" style:family="graphic" style:parent-style-name="standard">
      <style:graphic-properties draw:stroke="none" draw:fill="none" fo:min-height="15.4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7.2cm"/>
    </style:style>
    <style:style style:name="gr23" style:family="graphic" style:parent-style-name="standard">
      <style:graphic-properties draw:stroke="none" draw:fill="solid" draw:fill-color="#729fcf" fo:min-height="2.353cm"/>
    </style:style>
    <style:style style:name="gr24" style:family="graphic" style:parent-style-name="standard">
      <style:graphic-properties draw:stroke="none" draw:fill="solid" draw:fill-color="#729fcf" fo:min-height="2.941cm"/>
    </style:style>
    <style:style style:name="gr25" style:family="graphic" style:parent-style-name="standard">
      <style:graphic-properties fo:min-height="0.95cm"/>
    </style:style>
    <style:style style:name="gr26" style:family="graphic" style:parent-style-name="standard">
      <style:graphic-properties fo:min-height="1.05cm"/>
    </style:style>
    <style:style style:name="gr27" style:family="graphic" style:parent-style-name="standard">
      <style:graphic-properties draw:fill-color="#aea79f" draw:textarea-horizontal-align="justify" draw:textarea-vertical-align="middle" draw:auto-grow-height="false" fo:min-height="8.112cm" fo:min-width="9.72cm"/>
    </style:style>
    <style:style style:name="gr28" style:family="graphic" style:parent-style-name="standard">
      <style:graphic-properties fo:min-height="1.088cm"/>
    </style:style>
    <style:style style:name="gr29" style:family="graphic" style:parent-style-name="standard">
      <style:graphic-properties draw:stroke="none" draw:fill="none" fo:min-height="12.8cm"/>
    </style:style>
    <style:style style:name="gr30" style:family="graphic" style:parent-style-name="standard">
      <style:graphic-properties fo:min-height="1.334cm"/>
    </style:style>
    <style:style style:name="gr31" style:family="graphic" style:parent-style-name="standard">
      <style:graphic-properties fo:min-height="0.634cm"/>
    </style:style>
    <style:style style:name="gr32" style:family="graphic" style:parent-style-name="standard">
      <style:graphic-properties draw:fill-color="#aea79f" draw:textarea-horizontal-align="justify" draw:textarea-vertical-align="middle" draw:auto-grow-height="false" fo:min-height="6.15cm" fo:min-width="9.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-color="#aea79f"/>
    </style:style>
    <style:style style:name="gr3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75cm" fo:min-width="0cm"/>
    </style:style>
    <style:style style:name="pr1" style:family="presentation" style:parent-style-name="Padrão-title">
      <style:graphic-properties fo:min-height="6.6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3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use-window-font-color="true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loext:graphic-properties draw:fill="none"/>
      <style:text-properties fo:font-size="15pt" style:font-size-asian="18pt" style:font-size-complex="18pt"/>
    </style:style>
    <style:style style:name="P12" style:family="paragraph">
      <loext:graphic-properties draw:fill="solid" draw:fill-color="#729fcf"/>
      <style:text-properties fo:font-size="15pt" style:font-size-asian="18pt" style:font-size-complex="18pt"/>
    </style:style>
    <style:style style:name="P13" style:family="paragraph">
      <loext:graphic-properties draw:fill-color="#aea79f"/>
    </style:style>
    <style:style style:name="P14" style:family="paragraph">
      <loext:graphic-properties draw:fill="solid" draw:fill-color="#cccc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9900ff"/>
    </style:style>
    <style:style style:name="T5" style:family="text">
      <style:text-properties fo:color="#6666ff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ff3333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color="#9900ff" fo:font-size="15pt" style:font-size-asian="18pt" style:font-size-complex="18pt"/>
    </style:style>
    <style:style style:name="T10" style:family="text">
      <style:text-properties fo:color="#9900ff" fo:font-size="18pt" style:font-size-asian="18pt" style:font-size-complex="18pt"/>
    </style:style>
    <style:style style:name="T11" style:family="text">
      <style:text-properties fo:font-size="15pt" fo:font-weight="bold" style:font-size-asian="18pt" style:font-size-complex="18pt"/>
    </style:style>
    <style:style style:name="T12" style:family="text">
      <style:text-properties fo:color="#6666ff" fo:font-size="18pt" style:font-size-asian="18pt" style:font-size-complex="18pt"/>
    </style:style>
    <style:style style:name="T13" style:family="text">
      <style:text-properties fo:color="#ff3333" fo:font-size="15pt" style:font-size-asian="18pt" style:font-size-complex="18pt"/>
    </style:style>
    <style:style style:name="T14" style:family="text">
      <style:text-properties style:use-window-font-color="true" fo:font-size="15pt" style:font-size-asian="18pt" style:font-size-complex="18pt"/>
    </style:style>
    <style:style style:name="T15" style:family="text">
      <style:text-properties fo:color="#ff3333" fo:font-size="18pt" style:font-size-asian="18pt" style:font-size-complex="18pt"/>
    </style:style>
    <style:style style:name="T16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8cm" svg:height="6.68cm" svg:x="1cm" svg:y="4.35cm" presentation:class="title" presentation:user-transformed="true">
          <draw:text-box>
            <text:p>Curso de Assembly x86<text:line-break/>64 – Bits<text:line-break/><text:line-break/>Prof. Ronaldo Luiz Alonso<text:line-break/>UFM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Instrução ca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ll</text:span> &lt;endereço-da-função&gt;</text:p>
                <text:list>
                  <text:list-item>
                    <text:p>Coloca na pilha o endereço imediatamente após o endereço da função.</text:p>
                  </text:list-item>
                  <text:list-item>
                    <text:p>Desvia para o endereço da função (faz o ponteiro de instrução receber o valor do endereço da função).</text:p>
                  </text:list-item>
                </text:list>
              </text:list-item>
              <text:list-item>
                <text:p><text:span text:style-name="T1">ret</text:span></text:p>
                <text:list>
                  <text:list-item>
                    <text:p>Retira da pilha o endereço que está no topo.</text:p>
                  </text:list-item>
                  <text:list-item>
                    <text:p>Desvia para este endereço (faz o ponteiro de instrução receber esse endere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ilha</text:p>
          </draw:text-box>
        </draw:frame>
        <draw:frame presentation:style-name="pr4" draw:layer="layout" svg:width="25.4cm" svg:height="10.515cm" svg:x="1.4cm" svg:y="3.685cm" presentation:class="outline" presentation:user-transformed="true">
          <draw:text-box>
            <text:list text:style-name="L2">
              <text:list-item>
                <text:p>A pilha possui dois ponteiros</text:p>
                <text:list>
                  <text:list-item>
                    <text:p>SP: Aponta para o topo da pilha</text:p>
                  </text:list-item>
                  <text:list-item>
                    <text:p>BP: aponta para a base da pilha</text:p>
                  </text:list-item>
                </text:list>
              </text:list-item>
              <text:list-item>
                <text:p>A instrução <text:span text:style-name="T1">push</text:span> coloca um valor na pilha (incrementa ou decrementa sp e coloca um valor na posição apontada por sp)</text:p>
              </text:list-item>
              <text:list-item>
                <text:p>A instrução <text:span text:style-name="T1">pop</text:span> retira um valor da pilha (incrementa ou decrementa sp e coloca um valor na posição apontada por sp)</text:p>
              </text:list-item>
              <text:list-item>
                <text:p>A instrução call coloca um endereço na pilha (endereço para onde a função chamada deve retornar).</text:p>
              </text:list-item>
              <text:list-item>
                <text:p>A instrução ret retira um endereço da pilha (endereço para onde a função chamada deve retorna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onvenção de chamada de funçõ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mador empilhar os parâmetros</text:p>
              </text:list-item>
              <text:list-item>
                <text:p>Chamador chama função</text:p>
              </text:list-item>
              <text:list-item>
                <text:p>Função chamada cria as variáveis locais</text:p>
              </text:list-item>
              <text:list-item>
                <text:p>Função chamada destrói as variáveis locais</text:p>
              </text:list-item>
              <text:list-item>
                <text:p>Função chamada coloca o endereço de retorno na pilha</text:p>
              </text:list-item>
              <text:list-item>
                <text:p>Chamador retira o valor retornado da pilha colocado pela função cham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ssembly gerado pelo gcc(AT&amp;T) e correspondente no NASM (gnu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>.LFB0:</text:p>
            <text:p><text:tab/>.cfi_startproc</text:p>
            <text:p><text:tab/>pushq<text:tab/>%rbp</text:p>
            <text:p><text:tab/>.cfi_def_cfa_offset 16</text:p>
            <text:p><text:tab/>.cfi_offset 6, -16</text:p>
            <text:p><text:tab/>movq<text:tab/>%rsp, %rbp</text:p>
            <text:p><text:tab/>.cfi_def_cfa_register 6</text:p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func1</text:p>
            <text:p><text:tab/>movl<text:tab/>%eax, -4(%rbp)</text:p>
            <text:p><text:tab/>movl<text:tab/>-4(%rbp), %eax</text:p>
            <text:p><text:tab/>leave</text:p>
            <text:p><text:tab/>.cfi_def_cfa 7, 8</text:p>
            <text:p><text:tab/>ret</text:p>
            <text:p><text:tab/>.cfi_endproc</text:p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draw:custom-shape draw:style-name="gr5" draw:text-style-name="P5" draw:layer="layout" svg:width="7.8cm" svg:height="1.2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.6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.6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.6cm" svg:y="1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.6cm" svg:y="1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7.9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4"><text:s text:c="5"/></text:span><text:span text:style-name="T4"><text:s text:c="2"/></text:span><text:span text:style-name="T4">pu</text:span><text:span text:style-name="T4">sh </text:span><text:span text:style-name="T4"><text:tab/></text:span><text:span text:style-name="T4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span text:style-name="T4"><text:tab/></text:span><text:span text:style-name="T4">pu</text:span><text:span text:style-name="T4">sh</text:span><text:span text:style-name="T4">q</text:span><text:span text:style-name="T4"><text:tab/></text:span><text:span text:style-name="T4">%r</text:span><text:span text:style-name="T4">bp</text:span></text:p>
            <text:p><text:tab/></text:p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4"><text:tab/></text:span><text:span text:style-name="T4">mo</text:span><text:span text:style-name="T4">v <text:s/></text:span><text:span text:style-name="T4"><text:tab/></text:span><text:span text:style-name="T4">rbp</text:span><text:span text:style-name="T4">, </text:span><text:span text:style-name="T4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span text:style-name="T4"><text:tab/></text:span><text:span text:style-name="T4">mo</text:span><text:span text:style-name="T4">vq</text:span><text:span text:style-name="T4"><text:tab/></text:span><text:span text:style-name="T4">%r</text:span><text:span text:style-name="T4">sp, </text:span><text:span text:style-name="T4">%r</text:span><text:span text:style-name="T4">bp</text:span>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4"><text:tab/></text:span><text:span text:style-name="T4">su</text:span><text:span text:style-name="T4">b </text:span><text:span text:style-name="T4"><text:tab/></text:span><text:span text:style-name="T4"> <text:s text:c="4"/></text:span><text:span text:style-name="T4"><text:s text:c="2"/></text:span><text:span text:style-name="T4">rsp</text:span><text:span text:style-name="T4">, </text:span><text:span text:style-name="T4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span text:style-name="T4"><text:tab/></text:span><text:span text:style-name="T4">su</text:span><text:span text:style-name="T4">bq</text:span><text:span text:style-name="T4"><text:tab/></text:span><text:span text:style-name="T4">$1</text:span><text:span text:style-name="T4">6, </text:span><text:span text:style-name="T4">%r</text:span><text:span text:style-name="T4">sp</text:span>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pan text:style-name="T4"><text:s text:c="4"/></text:span><text:span text:style-name="T4">int </text:span><text:span text:style-name="T4">a, </text:span><text:span text:style-name="T4">b, </text:span><text:span text:style-name="T4">c;</text:span>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4"><text:tab/></text:span><text:span text:style-name="T4">mo</text:span><text:span text:style-name="T4">v</text:span><text:span text:style-name="T4"><text:tab/></text:span><text:span text:style-name="T4"> <text:s text:c="4"/></text:span><text:span text:style-name="T4"><text:s text:c="2"/></text:span><text:span text:style-name="T4">[rb</text:span><text:span text:style-name="T4">p-</text:span><text:span text:style-name="T4">12]</text:span><text:span text:style-name="T4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span text:style-name="T4"><text:tab/></text:span><text:span text:style-name="T4">mo</text:span><text:span text:style-name="T4">vl</text:span><text:span text:style-name="T4"><text:tab/></text:span><text:span text:style-name="T4">$2, </text:span><text:span text:style-name="T4">-12</text:span><text:span text:style-name="T4">(%</text:span><text:span text:style-name="T4">rbp</text:span><text:span text:style-name="T4">)</text:span>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pan text:style-name="T4"><text:s text:c="4"/></text:span><text:span text:style-name="T4">a = </text:span><text:span text:style-name="T4">2; </text:span>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4"><text:tab/></text:span><text:span text:style-name="T4">mo</text:span><text:span text:style-name="T4">v</text:span><text:span text:style-name="T4"><text:tab/></text:span><text:span text:style-name="T4"> <text:s text:c="4"/></text:span><text:span text:style-name="T4"><text:s text:c="2"/></text:span><text:span text:style-name="T4">[rb</text:span><text:span text:style-name="T4">p-</text:span><text:span text:style-name="T4">8], </text:span><text:span text:style-name="T4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span text:style-name="T4"><text:tab/></text:span><text:span text:style-name="T4">mo</text:span><text:span text:style-name="T4">vl</text:span><text:span text:style-name="T4"><text:tab/></text:span><text:span text:style-name="T4">$3, </text:span><text:span text:style-name="T4">-8(</text:span><text:span text:style-name="T4">%r</text:span><text:span text:style-name="T4">bp)</text:span>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pan text:style-name="T4"><text:s text:c="4"/></text:span><text:span text:style-name="T4">b= </text:span><text:span text:style-name="T4">3;</text:span>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4"><text:tab/></text:span><text:span text:style-name="T4">mo</text:span><text:span text:style-name="T4">v</text:span><text:span text:style-name="T4"><text:tab/></text:span><text:span text:style-name="T4"> <text:s text:c="4"/></text:span><text:span text:style-name="T4"><text:s text:c="2"/></text:span><text:span text:style-name="T4">ea</text:span><text:span text:style-name="T4">x,</text:span><text:span text:style-name="T4">[rb</text:span><text:span text:style-name="T4">p-</text:span><text:span text:style-name="T4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4"><text:s text:c="5"/></text:span><text:span text:style-name="T4"><text:s text:c="2"/></text:span><text:span text:style-name="T4">mo</text:span><text:span text:style-name="T4">v </text:span><text:span text:style-name="T4"><text:tab/></text:span><text:span text:style-name="T4">edi</text:span><text:span text:style-name="T4">, </text:span><text:span text:style-name="T4">ea</text:span><text:span text:style-name="T4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<text:span text:style-name="T5">mo</text:span><text:span text:style-name="T5">vl</text:span><text:span text:style-name="T5"><text:tab/></text:span><text:span text:style-name="T5">-</text:span><text:span text:style-name="T5">12(</text:span><text:span text:style-name="T5">%r</text:span><text:span text:style-name="T5">bp)</text:span><text:span text:style-name="T5">, </text:span><text:span text:style-name="T5">%e</text:span><text:span text:style-name="T5">ax</text:span></text:p>
            <text:p><text:tab/>movl<text:tab/>%edx, %esi</text:p>
            <text:p><text:tab/><text:span text:style-name="T4">mo</text:span><text:span text:style-name="T4">vl</text:span><text:span text:style-name="T4"><text:tab/></text:span><text:span text:style-name="T4">%e</text:span><text:span text:style-name="T4">ax, </text:span><text:span text:style-name="T4">%e</text:span><text:span text:style-name="T4">di</text:span>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<text:span text:style-name="T4">a</text:span>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4"><text:tab/></text:span><text:span text:style-name="T4">mo</text:span><text:span text:style-name="T4">v</text:span><text:span text:style-name="T4"><text:tab/></text:span><text:span text:style-name="T4"> <text:s text:c="4"/></text:span><text:span text:style-name="T4"><text:s text:c="2"/></text:span><text:span text:style-name="T4">[rb</text:span><text:span text:style-name="T4">p-</text:span><text:span text:style-name="T4">8], </text:span><text:span text:style-name="T4">3</text:span></text:p>
            <text:p><text:span text:style-name="T4"><text:tab/></text:span><text:span text:style-name="T4">mo</text:span><text:span text:style-name="T4">v</text:span><text:span text:style-name="T4"><text:tab/></text:span><text:span text:style-name="T4"> <text:s text:c="4"/></text:span><text:span text:style-name="T4"><text:s text:c="2"/></text:span><text:span text:style-name="T4">ed</text:span><text:span text:style-name="T4">x, </text:span><text:span text:style-name="T4">[rb</text:span><text:span text:style-name="T4">p-</text:span><text:span text:style-name="T4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4"><text:tab/></text:span><text:span text:style-name="T4">mo</text:span><text:span text:style-name="T4">v</text:span><text:span text:style-name="T4"><text:tab/></text:span><text:span text:style-name="T4"> <text:s text:c="4"/></text:span><text:span text:style-name="T4"><text:s text:c="2"/></text:span><text:span text:style-name="T4">esi</text:span><text:span text:style-name="T4">, </text:span><text:span text:style-name="T4">ed</text:span><text:span text:style-name="T4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<text:span text:style-name="T4">b</text:span>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4"><text:tab/></text:span><text:span text:style-name="T4">cal</text:span><text:span text:style-name="T4">l</text:span><text:span text:style-name="T4"><text:tab/></text:span><text:span text:style-name="T4"> <text:s text:c="4"/></text:span><text:span text:style-name="T4"><text:s text:c="2"/></text:span><text:span text:style-name="T4">fun</text:span><text:span text:style-name="T4">c1</text:span></text:p>
            <text:p><text:span text:style-name="T3"><text:tab/></text:span><text:span text:style-name="T3">mo</text:span><text:span text:style-name="T3">v </text:span><text:span text:style-name="T3"><text:tab/></text:span><text:span text:style-name="T3">[rb</text:span><text:span text:style-name="T3">p-</text:span><text:span text:style-name="T3">4], </text:span><text:span text:style-name="T3">ea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<text:span text:style-name="T4">fun</text:span><text:span text:style-name="T4">c1(</text:span><text:span text:style-name="T4">a,b</text:span><text:span text:style-name="T4">);</text:span>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3"><text:tab/></text:span><text:span text:style-name="T4">mo</text:span><text:span text:style-name="T4">v </text:span><text:span text:style-name="T4"><text:tab/></text:span><text:span text:style-name="T4">[rb</text:span><text:span text:style-name="T4">p-</text:span><text:span text:style-name="T4">4], </text:span><text:span text:style-name="T4">ea</text:span><text:span text:style-name="T4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span text:style-name="T4"><text:tab/></text:span><text:span text:style-name="T4">mo</text:span><text:span text:style-name="T4">vl</text:span><text:span text:style-name="T4"><text:tab/></text:span><text:span text:style-name="T4">%e</text:span><text:span text:style-name="T4">ax, </text:span><text:span text:style-name="T4">-4(</text:span><text:span text:style-name="T4">%r</text:span><text:span text:style-name="T4">bp)</text:span>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4">c = </text:span>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18.1cm" svg:y="1.6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4"><text:s text:c="2"/></text:span><text:span text:style-name="T4">mo</text:span><text:span text:style-name="T4">v </text:span><text:span text:style-name="T4"><text:tab/></text:span><text:span text:style-name="T4">ea</text:span><text:span text:style-name="T4">x, </text:span><text:span text:style-name="T4">[rb</text:span><text:span text:style-name="T4">p-</text:span><text:span text:style-name="T4">4]</text:span></text:p>
            <text:p><text:span text:style-name="T4"><text:tab/></text:span><text:span text:style-name="T4">lea</text:span><text:span text:style-name="T4">ve</text:span></text:p>
            <text:p><text:span text:style-name="T4"><text:tab/></text:span><text:span text:style-name="T4">ret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4"/><text:s text:c="2"/>func1</text:p>
            <text:p><text:span text:style-name="T2"><text:tab/></text:span><text:span text:style-name="T2">mo</text:span><text:span text:style-name="T2">vl</text:span><text:span text:style-name="T2"><text:tab/></text:span><text:span text:style-name="T2">%e</text:span><text:span text:style-name="T2">ax, </text:span><text:span text:style-name="T2">-4(</text:span><text:span text:style-name="T2">%r</text:span><text:span text:style-name="T2">bp)</text:span></text:p>
            <text:p><text:span text:style-name="T4"><text:tab/></text:span><text:span text:style-name="T4">mo</text:span><text:span text:style-name="T4">vl</text:span><text:span text:style-name="T4"><text:tab/></text:span><text:span text:style-name="T4">-</text:span><text:span text:style-name="T4">4(</text:span><text:span text:style-name="T4">%r</text:span><text:span text:style-name="T4">bp)</text:span><text:span text:style-name="T4">, </text:span><text:span text:style-name="T4">%e</text:span><text:span text:style-name="T4">ax</text:span></text:p>
            <text:p><text:span text:style-name="T4"><text:tab/></text:span><text:span text:style-name="T4">lea</text:span><text:span text:style-name="T4">ve</text:span></text:p>
            <text:p/>
            <text:p><text:span text:style-name="T4"><text:tab/></text:span><text:span text:style-name="T4">ret</text:span></text:p>
            <text:p/>
          </draw:text-box>
        </draw:frame>
        <draw:frame draw:style-name="gr4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pan text:style-name="T4"><text:s text:c="4"/></text:span><text:span text:style-name="T4">ret</text:span><text:span text:style-name="T4">urn </text:span><text:span text:style-name="T4">c;</text:span>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3"><text:s text:c="5"/></text:span><text:span text:style-name="T3"><text:s text:c="2"/></text:span><text:span text:style-name="T3">pu</text:span><text:span text:style-name="T3">sh </text:span><text:span text:style-name="T3"><text:tab/></text:span><text:span text:style-name="T3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5.3cm" svg:x2="21.301cm" svg:y2="15.3cm">
          <text:p/>
        </draw:line>
        <draw:frame draw:style-name="gr10" draw:text-style-name="P3" draw:layer="layout" svg:width="1.416cm" svg:height="0.962cm" svg:x="17.801cm" svg:y="14.788cm">
          <draw:text-box>
            <text:p>rbp</text:p>
          </draw:text-box>
        </draw:frame>
        <draw:line draw:style-name="gr9" draw:text-style-name="P6" draw:layer="layout" svg:x1="19.201cm" svg:y1="11.8cm" svg:x2="21.401cm" svg:y2="11.8cm">
          <text:p/>
        </draw:line>
        <draw:frame draw:style-name="gr11" draw:text-style-name="P3" draw:layer="layout" svg:width="1.383cm" svg:height="0.962cm" svg:x="17.801cm" svg:y="11.4cm">
          <draw:text-box>
            <text:p>rs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7"><text:s text:c="5"/></text:span><text:span text:style-name="T7"><text:s text:c="2"/></text:span><text:span text:style-name="T7">pu</text:span><text:span text:style-name="T7">sh </text:span><text:span text:style-name="T7"><text:tab/></text:span><text:span text:style-name="T7">rbp</text:span></text:p>
            <text:p><text:span text:style-name="T3"><text:tab/></text:span><text:span text:style-name="T3">mo</text:span><text:span text:style-name="T3">v <text:s/></text:span><text:span text:style-name="T3"><text:tab/></text:span><text:span text:style-name="T3">rbp</text:span><text:span text:style-name="T3">, </text:span><text:span text:style-name="T3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5.3cm" svg:x2="21.301cm" svg:y2="15.3cm">
          <text:p/>
        </draw:line>
        <draw:frame draw:style-name="gr10" draw:text-style-name="P3" draw:layer="layout" svg:width="1.416cm" svg:height="0.962cm" svg:x="17.801cm" svg:y="14.788cm">
          <draw:text-box>
            <text:p>rbp</text:p>
          </draw:text-box>
        </draw:frame>
        <draw:frame draw:style-name="gr11" draw:text-style-name="P3" draw:layer="layout" svg:width="1.383cm" svg:height="0.962cm" svg:x="17.801cm" svg:y="9.4cm">
          <draw:text-box>
            <text:p>rs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line draw:style-name="gr9" draw:text-style-name="P6" draw:layer="layout" svg:x1="19.201cm" svg:y1="9.901cm" svg:x2="21.401cm" svg:y2="9.901cm">
          <text:p/>
        </draw:line>
        <draw:frame draw:style-name="gr13" draw:layer="layout" svg:width="5.819cm" svg:height="1.673cm" svg:x="21.801cm" svg:y="9.101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7"><text:tab/></text:span><text:span text:style-name="T7">mo</text:span><text:span text:style-name="T7">v <text:s/></text:span><text:span text:style-name="T7"><text:tab/></text:span><text:span text:style-name="T7">rbp</text:span><text:span text:style-name="T7">, </text:span><text:span text:style-name="T7">rsp</text:span></text:p>
            <text:p><text:span text:style-name="T3"><text:tab/></text:span><text:span text:style-name="T3">su</text:span><text:span text:style-name="T3">b </text:span><text:span text:style-name="T3"><text:tab/></text:span><text:span text:style-name="T3"> <text:s text:c="4"/></text:span><text:span text:style-name="T3"><text:s text:c="2"/></text:span><text:span text:style-name="T3">rsp</text:span><text:span text:style-name="T3">, </text:span><text:span text:style-name="T3">16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12]</text:span><text:span text:style-name="T3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6cm" svg:x2="21.301cm" svg:y2="10.6cm">
          <text:p/>
        </draw:line>
        <draw:frame draw:style-name="gr10" draw:text-style-name="P3" draw:layer="layout" svg:width="1.416cm" svg:height="0.962cm" svg:x="17.801cm" svg:y="10.088cm">
          <draw:text-box>
            <text:p>rbp</text:p>
          </draw:text-box>
        </draw:frame>
        <draw:frame draw:style-name="gr11" draw:text-style-name="P3" draw:layer="layout" svg:width="1.383cm" svg:height="0.962cm" svg:x="17.801cm" svg:y="9.4cm">
          <draw:text-box>
            <text:p>rs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line draw:style-name="gr9" draw:text-style-name="P6" draw:layer="layout" svg:x1="19.201cm" svg:y1="9.901cm" svg:x2="21.401cm" svg:y2="9.901cm">
          <text:p/>
        </draw:line>
        <draw:frame draw:style-name="gr13" draw:layer="layout" svg:width="5.819cm" svg:height="1.673cm" svg:x="21.801cm" svg:y="9.101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7"><text:tab/></text:span><text:span text:style-name="T7">su</text:span><text:span text:style-name="T7">b </text:span><text:span text:style-name="T7"><text:tab/></text:span><text:span text:style-name="T7"> <text:s text:c="4"/></text:span><text:span text:style-name="T7"><text:s text:c="2"/></text:span><text:span text:style-name="T7">rsp</text:span><text:span text:style-name="T7">, </text:span><text:span text:style-name="T7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7"><text:s text:c="4"/></text:span><text:span text:style-name="T7">int </text:span><text:span text:style-name="T7">a, </text:span><text:span text:style-name="T7">b, </text:span><text:span text:style-name="T7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201cm" svg:y1="6.338cm" svg:x2="21.401cm" svg:y2="6.338cm">
          <text:p/>
        </draw:line>
        <draw:frame draw:style-name="gr11" draw:text-style-name="P3" draw:layer="layout" svg:width="1.383cm" svg:height="0.962cm" svg:x="17.801cm" svg:y="5.9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</text:span></text:p>
          </draw:text-box>
        </draw:frame>
        <draw:custom-shape draw:style-name="gr15" draw:text-style-name="P8" draw:layer="layout" svg:width="10.22cm" svg:height="4.674cm" svg:x="17.4cm" svg:y="6.1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2.2cm" svg:y1="2.6cm" svg:x2="22.2cm" svg:y2="5.8cm">
          <text:p/>
        </draw:line>
        <draw:frame draw:style-name="gr16" draw:text-style-name="P4" draw:layer="layout" svg:width="7.138cm" svg:height="2.384cm" svg:x="18.7cm" svg:y="0.137cm">
          <draw:text-box>
            <text:p><text:span text:style-name="T3">sta</text:span><text:span text:style-name="T3">ck </text:span><text:span text:style-name="T3">fra</text:span><text:span text:style-name="T3">me </text:span><text:span text:style-name="T3">par</text:span><text:span text:style-name="T3">a </text:span><text:span text:style-name="T3">ma</text:span><text:span text:style-name="T3">in </text:span><text:span text:style-name="T3">(re</text:span><text:span text:style-name="T3">gis</text:span><text:span text:style-name="T3">tro </text:span><text:span text:style-name="T3">de </text:span><text:span text:style-name="T3">ati</text:span><text:span text:style-name="T3">va</text:span><text:span text:style-name="T3">çã</text:span><text:span text:style-name="T3">o </text:span><text:span text:style-name="T3">par</text:span><text:span text:style-name="T3">a </text:span><text:span text:style-name="T3">fun</text:span><text:span text:style-name="T3">çã</text:span><text:span text:style-name="T3">o </text:span><text:span text:style-name="T3">ma</text:span><text:span text:style-name="T3">i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7"><text:tab/></text:span><text:span text:style-name="T7">mo</text:span><text:span text:style-name="T7">v</text:span><text:span text:style-name="T7"><text:tab/></text:span><text:span text:style-name="T7"> <text:s text:c="4"/></text:span><text:span text:style-name="T7"><text:s text:c="2"/></text:span><text:span text:style-name="T7">[rb</text:span><text:span text:style-name="T7">p-</text:span><text:span text:style-name="T7">12]</text:span><text:span text:style-name="T7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pan text:style-name="T7"><text:s text:c="4"/></text:span><text:span text:style-name="T7">a = </text:span><text:span text:style-name="T7">2; </text:span>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201cm" svg:y1="6.138cm" svg:x2="21.401cm" svg:y2="6.138cm">
          <text:p/>
        </draw:line>
        <draw:frame draw:style-name="gr11" draw:text-style-name="P3" draw:layer="layout" svg:width="1.383cm" svg:height="0.962cm" svg:x="17.801cm" svg:y="5.6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</text:p>
          </draw:text-box>
        </draw:frame>
        <draw:frame draw:style-name="gr17" draw:text-style-name="P9" draw:layer="layout" svg:width="5.819cm" svg:height="1.1cm" svg:x="21.803cm" svg:y="6cm">
          <draw:text-box>
            <text:p><text:span text:style-name="T7">a=</text:span><text:span text:style-name="T7">2</text:span></text:p>
          </draw:text-box>
        </draw:frame>
        <draw:line draw:style-name="gr9" draw:text-style-name="P6" draw:layer="layout" svg:x1="19.101cm" svg:y1="7cm" svg:x2="21.301cm" svg:y2="7cm">
          <text:p/>
        </draw:line>
        <draw:frame draw:style-name="gr18" draw:text-style-name="P10" draw:layer="layout" svg:width="2.331cm" svg:height="0.962cm" svg:x="16.901cm" svg:y="6.488cm">
          <draw:text-box>
            <text:p><text:span text:style-name="T7">rbp</text:span><text:span text:style-name="T7">-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7"><text:tab/></text:span><text:span text:style-name="T7">mo</text:span><text:span text:style-name="T7">v</text:span><text:span text:style-name="T7"><text:tab/></text:span><text:span text:style-name="T7"> <text:s text:c="4"/></text:span><text:span text:style-name="T7"><text:s text:c="2"/></text:span><text:span text:style-name="T7">[rb</text:span><text:span text:style-name="T7">p-</text:span><text:span text:style-name="T7">8], </text:span><text:span text:style-name="T7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pan text:style-name="T7"><text:s text:c="4"/></text:span><text:span text:style-name="T7">b= </text:span><text:span text:style-name="T7">3;</text:span>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201cm" svg:y1="6.338cm" svg:x2="21.401cm" svg:y2="6.338cm">
          <text:p/>
        </draw:line>
        <draw:frame draw:style-name="gr11" draw:text-style-name="P3" draw:layer="layout" svg:width="1.383cm" svg:height="0.962cm" svg:x="17.801cm" svg:y="5.9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text-style-name="P9" draw:layer="layout" svg:width="5.819cm" svg:height="0.962cm" svg:x="21.803cm" svg:y="7.138cm">
          <draw:text-box>
            <text:p><text:span text:style-name="T7">b=</text:span><text:span text:style-name="T7">3</text:span></text:p>
          </draw:text-box>
        </draw:frame>
        <draw:frame draw:style-name="gr14" draw:layer="layout" svg:width="5.819cm" svg:height="0.962cm" svg:x="21.803cm" svg:y="6.138cm">
          <draw:text-box>
            <text:p>a=2</text:p>
          </draw:text-box>
        </draw:frame>
        <draw:line draw:style-name="gr9" draw:text-style-name="P6" draw:layer="layout" svg:x1="19.101cm" svg:y1="8cm" svg:x2="21.301cm" svg:y2="8cm">
          <text:p/>
        </draw:line>
        <draw:frame draw:style-name="gr19" draw:text-style-name="P10" draw:layer="layout" svg:width="1.979cm" svg:height="0.962cm" svg:x="17.001cm" svg:y="7.488cm">
          <draw:text-box>
            <text:p><text:span text:style-name="T7">rbp</text:span><text:span text:style-name="T7">-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7"><text:tab/></text:span><text:span text:style-name="T7">mo</text:span><text:span text:style-name="T7">v</text:span><text:span text:style-name="T7"><text:tab/></text:span><text:span text:style-name="T7"> <text:s text:c="4"/></text:span><text:span text:style-name="T7"><text:s text:c="2"/></text:span><text:span text:style-name="T7">ea</text:span><text:span text:style-name="T7">x,</text:span><text:span text:style-name="T7">[rb</text:span><text:span text:style-name="T7">p-</text:span><text:span text:style-name="T7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7"><text:s text:c="5"/></text:span><text:span text:style-name="T7"><text:s text:c="2"/></text:span><text:span text:style-name="T7">mo</text:span><text:span text:style-name="T7">v </text:span><text:span text:style-name="T7"><text:tab/></text:span><text:span text:style-name="T7">edi</text:span><text:span text:style-name="T7">, </text:span><text:span text:style-name="T7">ea</text:span><text:span text:style-name="T7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func1(<text:span text:style-name="T7">a</text:span>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201cm" svg:y1="6.238cm" svg:x2="21.401cm" svg:y2="6.238cm">
          <text:p/>
        </draw:line>
        <draw:frame draw:style-name="gr11" draw:text-style-name="P3" draw:layer="layout" svg:width="1.383cm" svg:height="0.962cm" svg:x="17.801cm" svg:y="5.8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7"><text:tab/></text:span><text:span text:style-name="T7">mo</text:span><text:span text:style-name="T7">v</text:span><text:span text:style-name="T7"><text:tab/></text:span><text:span text:style-name="T7"> <text:s text:c="4"/></text:span><text:span text:style-name="T7"><text:s text:c="2"/></text:span><text:span text:style-name="T7">ed</text:span><text:span text:style-name="T7">x, </text:span><text:span text:style-name="T7">[rb</text:span><text:span text:style-name="T7">p-</text:span><text:span text:style-name="T7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7">mo</text:span><text:span text:style-name="T7">v</text:span><text:span text:style-name="T7"><text:tab/></text:span><text:span text:style-name="T7"> <text:s text:c="4"/></text:span><text:span text:style-name="T7"><text:s text:c="2"/></text:span><text:span text:style-name="T7">esi</text:span><text:span text:style-name="T7">, </text:span><text:span text:style-name="T7">ed</text:span><text:span text:style-name="T7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func1(a,<text:span text:style-name="T7">b</text:span>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201cm" svg:y1="6.238cm" svg:x2="21.401cm" svg:y2="6.238cm">
          <text:p/>
        </draw:line>
        <draw:frame draw:style-name="gr11" draw:text-style-name="P3" draw:layer="layout" svg:width="1.383cm" svg:height="0.962cm" svg:x="17.801cm" svg:y="5.8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7"><text:tab/></text:span><text:span text:style-name="T7">cal</text:span><text:span text:style-name="T7">l</text:span><text:span text:style-name="T7"><text:tab/></text:span><text:span text:style-name="T7"> <text:s text:c="4"/></text:span><text:span text:style-name="T7"><text:s text:c="2"/></text:span><text:span text:style-name="T7">fun</text:span><text:span text:style-name="T7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<text:span text:style-name="T7">fun</text:span><text:span text:style-name="T7">c1(</text:span><text:span text:style-name="T7">a,b</text:span><text:span text:style-name="T7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301cm" svg:y1="3.838cm" svg:x2="21.501cm" svg:y2="3.838cm">
          <text:p/>
        </draw:line>
        <draw:frame draw:style-name="gr11" draw:text-style-name="P3" draw:layer="layout" svg:width="1.383cm" svg:height="0.962cm" svg:x="17.901cm" svg:y="3.3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>.</text:span><text:span text:style-name="T8">LF</text:span><text:span text:style-name="T8">B1:</text:span></text:p>
            <text:p><text:span text:style-name="T8"><text:tab/></text:span><text:span text:style-name="T8">.cfi</text:span><text:span text:style-name="T8">_st</text:span><text:span text:style-name="T8">art</text:span><text:span text:style-name="T8">pro</text:span><text:span text:style-name="T8">c</text:span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><text:tab/></text:span><text:span text:style-name="T8">.cfi</text:span><text:span text:style-name="T8">_de</text:span><text:span text:style-name="T8">f_cf</text:span><text:span text:style-name="T8">a_o</text:span><text:span text:style-name="T8">ffse</text:span><text:span text:style-name="T8">t 16</text:span></text:p>
            <text:p><text:span text:style-name="T8"><text:tab/></text:span><text:span text:style-name="T8">.cfi</text:span><text:span text:style-name="T8">_off</text:span><text:span text:style-name="T8">set </text:span><text:span text:style-name="T8">6, </text:span><text:span text:style-name="T8">-16</text:span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><text:tab/></text:span><text:span text:style-name="T8">.cfi</text:span><text:span text:style-name="T8">_de</text:span><text:span text:style-name="T8">f_cf</text:span><text:span text:style-name="T8">a_r</text:span><text:span text:style-name="T8">egi</text:span><text:span text:style-name="T8">ster </text:span><text:span text:style-name="T8">6</text:span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><text:tab/></text:span><text:span text:style-name="T8">.cfi</text:span><text:span text:style-name="T8">_de</text:span><text:span text:style-name="T8">f_cf</text:span><text:span text:style-name="T8">a 7, </text:span><text:span text:style-name="T8">8</text:span></text:p>
            <text:p><text:span text:style-name="T8"><text:tab/></text:span><text:span text:style-name="T8">ret</text:span></text:p>
            <text:p><text:span text:style-name="T8"><text:tab/></text:span><text:span text:style-name="T8">.cfi</text:span><text:span text:style-name="T8">_en</text:span><text:span text:style-name="T8">dpr</text:span><text:span text:style-name="T8">oc</text:span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draw:custom-shape draw:style-name="gr6" draw:text-style-name="P5" draw:layer="layout" svg:width="7.8cm" svg:height="0.7cm" svg:x="7.9cm" svg:y="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7.9cm" svg:y="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7.7cm" svg:height="0.6cm" svg:x="8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.4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0.7cm" svg:x="8.2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text:s/>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9"><text:tab/></text:span><text:span text:style-name="T9">pus</text:span><text:span text:style-name="T9">hq</text:span><text:span text:style-name="T9"><text:tab/></text:span><text:span text:style-name="T9">%r</text:span><text:span text:style-name="T9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9"><text:tab/></text:span><text:span text:style-name="T9">pus</text:span><text:span text:style-name="T9">h </text:span><text:span text:style-name="T9"><text:tab/></text:span><text:span text:style-name="T9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9"><text:tab/></text:span><text:span text:style-name="T9">mo</text:span><text:span text:style-name="T9">vq</text:span><text:span text:style-name="T9"><text:tab/></text:span><text:span text:style-name="T9">%r</text:span><text:span text:style-name="T9">sp, </text:span><text:span text:style-name="T9">%r</text:span><text:span text:style-name="T9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9"><text:s text:c="6"/></text:span><text:span text:style-name="T9"><text:s text:c="2"/></text:span><text:span text:style-name="T9">mo</text:span><text:span text:style-name="T9">v</text:span><text:span text:style-name="T9"><text:tab/></text:span><text:span text:style-name="T9"> <text:s text:c="5"/></text:span><text:span text:style-name="T9"><text:s text:c="2"/></text:span><text:span text:style-name="T9">rbp</text:span><text:span text:style-name="T9">, </text:span><text:span text:style-name="T9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9"><text:tab/></text:span><text:span text:style-name="T9">sub</text:span><text:span text:style-name="T9">q</text:span><text:span text:style-name="T9"><text:tab/></text:span><text:span text:style-name="T9">$32</text:span><text:span text:style-name="T9">, </text:span><text:span text:style-name="T9">%r</text:span><text:span text:style-name="T9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9"><text:tab/></text:span><text:span text:style-name="T9">sub </text:span><text:span text:style-name="T9"><text:s text:c="3"/></text:span><text:span text:style-name="T9">rsp,</text:span><text:span text:style-name="T9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10">int </text:span><text:span text:style-name="T10">a, </text:span><text:span text:style-name="T10">int </text:span><text:span text:style-name="T10">b</text:span><text:span text:style-name="T6">) </text:span></text:p>
            <text:p><text:span text:style-name="T6">{</text:span></text:p>
            <text:p><text:span text:style-name="T10"><text:s text:c="5"/></text:span><text:span text:style-name="T10">int </text:span><text:span text:style-name="T10">c,d</text:span><text:span text:style-name="T10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draw:frame draw:style-name="gr23" draw:text-style-name="P12" draw:layer="layout" svg:width="6.999cm" svg:height="2.603cm" svg:x="0.401cm" svg:y="0.4cm">
          <draw:text-box>
            <text:p><text:span text:style-name="T8">Esp</text:span><text:span text:style-name="T8">aço </text:span><text:span text:style-name="T8">par</text:span><text:span text:style-name="T8">a </text:span><text:span text:style-name="T8">cóp</text:span><text:span text:style-name="T8">ia </text:span><text:span text:style-name="T8">dos </text:span><text:span text:style-name="T8">par</text:span><text:span text:style-name="T8">âm</text:span><text:span text:style-name="T8">etr</text:span><text:span text:style-name="T8">os </text:span><text:span text:style-name="T8">e </text:span><text:span text:style-name="T8">vari</text:span><text:span text:style-name="T8">áve</text:span><text:span text:style-name="T8">is </text:span><text:span text:style-name="T8">loc</text:span><text:span text:style-name="T8">ais.</text:span></text:p>
            <text:p><text:span text:style-name="T8">32 </text:span><text:span text:style-name="T8">= </text:span><text:span text:style-name="T8">(6+</text:span><text:span text:style-name="T11">2</text:span><text:span text:style-name="T8">)*</text:span><text:span text:style-name="T8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9">mo</text:span><text:span text:style-name="T9">vl</text:span><text:span text:style-name="T9"><text:tab/></text:span><text:span text:style-name="T9">%e</text:span><text:span text:style-name="T9">di, </text:span><text:span text:style-name="T9">-20</text:span><text:span text:style-name="T9">(%r</text:span><text:span text:style-name="T9">bp)</text:span></text:p>
            <text:p><text:span text:style-name="T9"><text:tab/></text:span><text:span text:style-name="T9">mo</text:span><text:span text:style-name="T9">vl</text:span><text:span text:style-name="T9"><text:tab/></text:span><text:span text:style-name="T9">%e</text:span><text:span text:style-name="T9">si, </text:span><text:span text:style-name="T9">-24</text:span><text:span text:style-name="T9">(%r</text:span><text:span text:style-name="T9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9"><text:tab/></text:span><text:span text:style-name="T9">mo</text:span><text:span text:style-name="T9">vl</text:span><text:span text:style-name="T9"><text:tab/></text:span><text:span text:style-name="T9"> </text:span><text:span text:style-name="T9">[rb</text:span><text:span text:style-name="T9">p-</text:span><text:span text:style-name="T9">20],</text:span><text:span text:style-name="T9">edi</text:span></text:p>
            <text:p><text:span text:style-name="T9"><text:tab/></text:span><text:span text:style-name="T9">mo</text:span><text:span text:style-name="T9">vl</text:span><text:span text:style-name="T9"><text:tab/></text:span><text:span text:style-name="T9"> </text:span><text:span text:style-name="T9">[rb</text:span><text:span text:style-name="T9">p-</text:span><text:span text:style-name="T9">24],</text:span><text:span text:style-name="T9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text:s/>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draw:frame draw:style-name="gr24" draw:text-style-name="P12" draw:layer="layout" svg:width="6.999cm" svg:height="3.191cm" svg:x="0.402cm" svg:y="0.401cm">
          <draw:text-box>
            <text:p><text:span text:style-name="T8">Sal</text:span><text:span text:style-name="T8">va </text:span><text:span text:style-name="T8">cóp</text:span><text:span text:style-name="T8">ia </text:span><text:span text:style-name="T8">dos </text:span><text:span text:style-name="T8">par</text:span><text:span text:style-name="T8">âm</text:span><text:span text:style-name="T8">etr</text:span><text:span text:style-name="T8">os </text:span><text:span text:style-name="T8">pas</text:span><text:span text:style-name="T8">sad</text:span><text:span text:style-name="T8">os </text:span><text:span text:style-name="T8">por </text:span><text:span text:style-name="T8">val</text:span><text:span text:style-name="T8">or </text:span><text:span text:style-name="T8">na </text:span><text:span text:style-name="T8">pilh</text:span><text:span text:style-name="T8">a.</text:span></text:p>
            <text:p><text:span text:style-name="T8">Nã</text:span><text:span text:style-name="T8">o </text:span><text:span text:style-name="T8">tem </text:span><text:span text:style-name="T8">cód</text:span><text:span text:style-name="T8">igo </text:span><text:span text:style-name="T8">cor</text:span><text:span text:style-name="T8">res</text:span><text:span text:style-name="T8">pon</text:span><text:span text:style-name="T8">den</text:span><text:span text:style-name="T8">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9">mo</text:span><text:span text:style-name="T9">vl</text:span><text:span text:style-name="T9"><text:tab/></text:span><text:span text:style-name="T9">-</text:span><text:span text:style-name="T9">20(</text:span><text:span text:style-name="T9">%r</text:span><text:span text:style-name="T9">bp)</text:span><text:span text:style-name="T9">, </text:span><text:span text:style-name="T9">%e</text:span><text:span text:style-name="T9">dx</text:span></text:p>
            <text:p><text:span text:style-name="T9"><text:tab/></text:span><text:span text:style-name="T9">mo</text:span><text:span text:style-name="T9">vl</text:span><text:span text:style-name="T9"><text:tab/></text:span><text:span text:style-name="T9">-</text:span><text:span text:style-name="T9">24(</text:span><text:span text:style-name="T9">%r</text:span><text:span text:style-name="T9">bp)</text:span><text:span text:style-name="T9">, </text:span><text:span text:style-name="T9">%e</text:span><text:span text:style-name="T9">ax</text:span></text:p>
            <text:p><text:span text:style-name="T9"><text:tab/></text:span><text:span text:style-name="T9">add</text:span><text:span text:style-name="T9">l</text:span><text:span text:style-name="T9"><text:tab/></text:span><text:span text:style-name="T9">%e</text:span><text:span text:style-name="T9">dx, </text:span><text:span text:style-name="T9">%e</text:span><text:span text:style-name="T9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9"><text:tab/></text:span><text:span text:style-name="T9">mo</text:span><text:span text:style-name="T9">vl</text:span><text:span text:style-name="T9"><text:tab/></text:span><text:span text:style-name="T9">edx</text:span><text:span text:style-name="T9">, </text:span><text:span text:style-name="T9">[rb</text:span><text:span text:style-name="T9">p-</text:span><text:span text:style-name="T9">20]</text:span></text:p>
            <text:p><text:span text:style-name="T9"><text:tab/></text:span><text:span text:style-name="T9">mo</text:span><text:span text:style-name="T9">vl</text:span><text:span text:style-name="T9"><text:tab/></text:span><text:span text:style-name="T9">eax</text:span><text:span text:style-name="T9">, </text:span><text:span text:style-name="T9">[rb</text:span><text:span text:style-name="T9">p-</text:span><text:span text:style-name="T9">24]</text:span></text:p>
            <text:p><text:span text:style-name="T9"><text:tab/></text:span><text:span text:style-name="T9">add</text:span><text:span text:style-name="T9">l</text:span><text:span text:style-name="T9"><text:tab/></text:span><text:span text:style-name="T9">eax</text:span><text:span text:style-name="T9">, </text:span><text:span text:style-name="T9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10">a+</text:span><text:span text:style-name="T10">b</text:span><text:span text:style-name="T6">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9"><text:tab/></text:span><text:span text:style-name="T9">mo</text:span><text:span text:style-name="T9">vl</text:span><text:span text:style-name="T9"><text:tab/></text:span><text:span text:style-name="T9">%e</text:span><text:span text:style-name="T9">ax, </text:span><text:span text:style-name="T9">-8(</text:span><text:span text:style-name="T9">%r</text:span><text:span text:style-name="T9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9"><text:tab/></text:span><text:span text:style-name="T9">mo</text:span><text:span text:style-name="T9">vl</text:span><text:span text:style-name="T9"><text:tab/></text:span><text:span text:style-name="T9"> </text:span><text:span text:style-name="T9">[rb</text:span><text:span text:style-name="T9">p-</text:span><text:span text:style-name="T9">8], </text:span><text:span text:style-name="T9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10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9"><text:tab/></text:span><text:span text:style-name="T9">mo</text:span><text:span text:style-name="T9">vl</text:span><text:span text:style-name="T9"><text:tab/></text:span><text:span text:style-name="T9">-</text:span><text:span text:style-name="T9">8(</text:span><text:span text:style-name="T9">%r</text:span><text:span text:style-name="T9">bp)</text:span><text:span text:style-name="T9">, </text:span><text:span text:style-name="T9">%e</text:span><text:span text:style-name="T9">ax</text:span></text:p>
            <text:p><text:span text:style-name="T9"><text:tab/></text:span><text:span text:style-name="T9">mo</text:span><text:span text:style-name="T9">vl</text:span><text:span text:style-name="T9"><text:tab/></text:span><text:span text:style-name="T9">%e</text:span><text:span text:style-name="T9">ax, </text:span><text:span text:style-name="T9">%e</text:span><text:span text:style-name="T9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9"><text:tab/></text:span><text:span text:style-name="T9">mo</text:span><text:span text:style-name="T9">vl</text:span><text:span text:style-name="T9"><text:tab/></text:span><text:span text:style-name="T9"> </text:span><text:span text:style-name="T9">eax</text:span><text:span text:style-name="T9">,</text:span><text:span text:style-name="T9">[rb</text:span><text:span text:style-name="T9">p-</text:span><text:span text:style-name="T9">8]</text:span></text:p>
            <text:p><text:span text:style-name="T9"><text:tab/></text:span><text:span text:style-name="T9">mo</text:span><text:span text:style-name="T9">vl</text:span><text:span text:style-name="T9"><text:tab/></text:span><text:span text:style-name="T9">edi, </text:span><text:span text:style-name="T9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10">c</text:span><text:span text:style-name="T6">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9"><text:tab/></text:span><text:span text:style-name="T9">call</text:span><text:span text:style-name="T9"><text:tab/></text:span><text:span text:style-name="T9">fun</text:span><text:span text:style-name="T9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9"><text:tab/></text:span><text:span text:style-name="T9">call</text:span><text:span text:style-name="T9"><text:tab/></text:span><text:span text:style-name="T9">fun</text:span><text:span text:style-name="T9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10">fun</text:span><text:span text:style-name="T10">c2(</text:span><text:span text:style-name="T10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9"><text:tab/></text:span><text:span text:style-name="T9">mo</text:span><text:span text:style-name="T9">vl</text:span><text:span text:style-name="T9"><text:tab/></text:span><text:span text:style-name="T9">%e</text:span><text:span text:style-name="T9">ax, </text:span><text:span text:style-name="T9">-4(</text:span><text:span text:style-name="T9">%r</text:span><text:span text:style-name="T9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9"><text:tab/></text:span><text:span text:style-name="T9">mo</text:span><text:span text:style-name="T9">vl</text:span><text:span text:style-name="T9"><text:tab/></text:span><text:span text:style-name="T9"> </text:span><text:span text:style-name="T9">[rb</text:span><text:span text:style-name="T9">p-</text:span><text:span text:style-name="T9">4], </text:span><text:span text:style-name="T9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12">d =</text:span><text:span text:style-name="T6">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9"><text:tab/></text:span><text:span text:style-name="T9">mo</text:span><text:span text:style-name="T9">vl</text:span><text:span text:style-name="T9"><text:tab/></text:span><text:span text:style-name="T9">-</text:span><text:span text:style-name="T9">8(</text:span><text:span text:style-name="T9">%r</text:span><text:span text:style-name="T9">bp)</text:span><text:span text:style-name="T9">, </text:span><text:span text:style-name="T9">%e</text:span><text:span text:style-name="T9">dx</text:span></text:p>
            <text:p><text:span text:style-name="T9"><text:tab/></text:span><text:span text:style-name="T9">mo</text:span><text:span text:style-name="T9">vl</text:span><text:span text:style-name="T9"><text:tab/></text:span><text:span text:style-name="T9">-</text:span><text:span text:style-name="T9">4(</text:span><text:span text:style-name="T9">%r</text:span><text:span text:style-name="T9">bp)</text:span><text:span text:style-name="T9">, </text:span><text:span text:style-name="T9">%e</text:span><text:span text:style-name="T9">ax</text:span></text:p>
            <text:p><text:span text:style-name="T9"><text:tab/></text:span><text:span text:style-name="T9">add</text:span><text:span text:style-name="T9">l</text:span><text:span text:style-name="T9"><text:tab/></text:span><text:span text:style-name="T9">%e</text:span><text:span text:style-name="T9">dx, </text:span><text:span text:style-name="T9">%e</text:span><text:span text:style-name="T9">a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  <text:p><text:span text:style-name="T8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9">mo</text:span><text:span text:style-name="T9">vl</text:span><text:span text:style-name="T9"><text:tab/></text:span><text:span text:style-name="T9"> </text:span><text:span text:style-name="T9">edx</text:span><text:span text:style-name="T9">, </text:span><text:span text:style-name="T9">[rb</text:span><text:span text:style-name="T9">p-</text:span><text:span text:style-name="T9">8]</text:span></text:p>
            <text:p><text:span text:style-name="T9"><text:tab/></text:span><text:span text:style-name="T9">mo</text:span><text:span text:style-name="T9">vl</text:span><text:span text:style-name="T9"><text:tab/></text:span><text:span text:style-name="T9"> </text:span><text:span text:style-name="T9">eax</text:span><text:span text:style-name="T9">, </text:span><text:span text:style-name="T9">[rb</text:span><text:span text:style-name="T9">p-</text:span><text:span text:style-name="T9">4]</text:span></text:p>
            <text:p><text:span text:style-name="T9"><text:tab/></text:span><text:span text:style-name="T9">add</text:span><text:span text:style-name="T9">l</text:span><text:span text:style-name="T9"><text:tab/></text:span><text:span text:style-name="T9">eax</text:span><text:span text:style-name="T9">, </text:span><text:span text:style-name="T9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10">c+</text:span><text:span text:style-name="T10">d</text:span><text:span text:style-name="T6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draw:style-name="gr21" draw:text-style-name="P11" draw:layer="layout" svg:width="8.606cm" svg:height="15.65cm" svg:x="8cm" svg:y="0cm">
          <draw:text-box>
            <text:p><text:span text:style-name="T8">fun</text:span><text:span text:style-name="T8">c1:</text:span></text:p>
            <text:p><text:span text:style-name="T8"/></text:p>
            <text:p><text:span text:style-name="T8"/></text:p>
            <text:p><text:span text:style-name="T8"><text:tab/></text:span><text:span text:style-name="T8">pus</text:span><text:span text:style-name="T8">hq</text:span><text:span text:style-name="T8"><text:tab/></text:span><text:span text:style-name="T8">%r</text:span><text:span text:style-name="T8">bp</text:span></text:p>
            <text:p><text:span text:style-name="T8"/></text:p>
            <text:p><text:span text:style-name="T8"/></text:p>
            <text:p><text:span text:style-name="T8"><text:tab/></text:span><text:span text:style-name="T8">mo</text:span><text:span text:style-name="T8">vq</text:span><text:span text:style-name="T8"><text:tab/></text:span><text:span text:style-name="T8">%r</text:span><text:span text:style-name="T8">sp, </text:span><text:span text:style-name="T8">%r</text:span><text:span text:style-name="T8">bp</text:span></text:p>
            <text:p><text:span text:style-name="T8"/></text:p>
            <text:p><text:span text:style-name="T8"><text:tab/></text:span><text:span text:style-name="T8">sub</text:span><text:span text:style-name="T8">q</text:span><text:span text:style-name="T8"><text:tab/></text:span><text:span text:style-name="T8">$32</text:span><text:span text:style-name="T8">, </text:span><text:span text:style-name="T8">%r</text:span><text:span text:style-name="T8">sp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di, </text:span><text:span text:style-name="T8">-20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si, </text:span><text:span text:style-name="T8">-24</text:span><text:span text:style-name="T8">(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0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2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8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%e</text:span><text:span text:style-name="T8">di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%e</text:span><text:span text:style-name="T8">ax, </text:span><text:span text:style-name="T8">-4(</text:span><text:span text:style-name="T8">%r</text:span><text:span text:style-name="T8">bp)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8(</text:span><text:span text:style-name="T8">%r</text:span><text:span text:style-name="T8">bp)</text:span><text:span text:style-name="T8">, </text:span><text:span text:style-name="T8">%e</text:span><text:span text:style-name="T8">dx</text:span></text:p>
            <text:p><text:span text:style-name="T8"><text:tab/></text:span><text:span text:style-name="T8">mo</text:span><text:span text:style-name="T8">vl</text:span><text:span text:style-name="T8"><text:tab/></text:span><text:span text:style-name="T8">-</text:span><text:span text:style-name="T8">4(</text:span><text:span text:style-name="T8">%r</text:span><text:span text:style-name="T8">bp)</text:span><text:span text:style-name="T8">, </text:span><text:span text:style-name="T8">%e</text:span><text:span text:style-name="T8">ax</text:span></text:p>
            <text:p><text:span text:style-name="T8"><text:tab/></text:span><text:span text:style-name="T8">add</text:span><text:span text:style-name="T8">l</text:span><text:span text:style-name="T8"><text:tab/></text:span><text:span text:style-name="T8">%e</text:span><text:span text:style-name="T8">dx, </text:span><text:span text:style-name="T8">%e</text:span><text:span text:style-name="T8">ax</text:span></text:p>
            <text:p><text:span text:style-name="T8"><text:tab/></text:span><text:span text:style-name="T9">lea</text:span><text:span text:style-name="T9">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1" draw:text-style-name="P11" draw:layer="layout" svg:width="8.606cm" svg:height="15.65cm" svg:x="18.5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9">lea</text:span><text:span text:style-name="T9">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4" draw:text-style-name="P4" draw:layer="layout" svg:width="6.429cm" svg:height="5.229cm" svg:x="0.571cm" svg:y="4cm">
          <draw:text-box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10">ret</text:span><text:span text:style-name="T10">urn</text:span><text:span text:style-name="T6"> </text:span><text:span text:style-name="T6">c+</text:span><text:span text:style-name="T6">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7">fun</text:span><text:span text:style-name="T7">c1</text:span><text:span text:style-name="T2">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301cm" svg:y1="3.838cm" svg:x2="21.501cm" svg:y2="3.838cm">
          <text:p/>
        </draw:line>
        <draw:frame draw:style-name="gr11" draw:text-style-name="P3" draw:layer="layout" svg:width="1.383cm" svg:height="0.962cm" svg:x="17.901cm" svg:y="3.3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301cm" svg:y1="2.838cm" svg:x2="21.501cm" svg:y2="2.838cm">
          <text:p/>
        </draw:line>
        <draw:frame draw:style-name="gr11" draw:text-style-name="P3" draw:layer="layout" svg:width="1.383cm" svg:height="0.962cm" svg:x="17.901cm" svg:y="2.2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13"><text:tab/></text:span><text:span text:style-name="T13">pus</text:span><text:span text:style-name="T13">h </text:span><text:span text:style-name="T13"><text:tab/></text:span><text:span text:style-name="T13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frame draw:style-name="gr13" draw:layer="layout" svg:width="5.819cm" svg:height="1.673cm" svg:x="21.802cm" svg:y="1.902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301cm" svg:y1="3.3cm" svg:x2="21.501cm" svg:y2="3.3cm">
          <text:p/>
        </draw:line>
        <draw:frame draw:style-name="gr10" draw:text-style-name="P3" draw:layer="layout" svg:width="1.416cm" svg:height="0.962cm" svg:x="17.901cm" svg:y="2.7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3"><text:s text:c="6"/></text:span><text:span text:style-name="T13"><text:s text:c="2"/></text:span><text:span text:style-name="T13">mo</text:span><text:span text:style-name="T13">v</text:span><text:span text:style-name="T13"><text:tab/></text:span><text:span text:style-name="T13"> <text:s text:c="5"/></text:span><text:span text:style-name="T13"><text:s text:c="2"/></text:span><text:span text:style-name="T13">rbp</text:span><text:span text:style-name="T13">, </text:span><text:span text:style-name="T13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2.639cm" svg:x2="21.502cm" svg:y2="2.639cm">
          <text:p/>
        </draw:line>
        <draw:frame draw:style-name="gr11" draw:text-style-name="P3" draw:layer="layout" svg:width="1.383cm" svg:height="0.962cm" svg:x="17.902cm" svg:y="2.039cm">
          <draw:text-box>
            <text:p>rsp</text:p>
          </draw:text-box>
        </draw:frame>
        <draw:frame draw:style-name="gr13" draw:layer="layout" svg:width="5.819cm" svg:height="1.673cm" svg:x="21.803cm" svg:y="1.903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3"><text:tab/></text:span><text:span text:style-name="T13">sub </text:span><text:span text:style-name="T13"><text:s text:c="3"/></text:span><text:span text:style-name="T13">rsp,</text:span><text:span text:style-name="T13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12" draw:text-style-name="P7" draw:layer="layout" svg:width="5.819cm" svg:height="1.187cm" svg:x="21.805cm" svg:y="3.8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layer="layout" svg:width="5.819cm" svg:height="0.962cm" svg:x="21.804cm" svg:y="2.838cm">
          <draw:text-box>
            <text:p>b</text:p>
          </draw:text-box>
        </draw:frame>
        <draw:frame draw:style-name="gr14" draw:layer="layout" svg:width="5.819cm" svg:height="0.962cm" svg:x="21.804cm" svg:y="1.838cm">
          <draw:text-box>
            <text:p>a</text:p>
          </draw:text-box>
        </draw:frame>
        <draw:frame draw:style-name="gr25" draw:text-style-name="P7" draw:layer="layout" svg:width="5.819cm" svg:height="1.2cm" svg:x="21.806cm" svg:y="0.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3"><text:tab/></text:span><text:span text:style-name="T13">sub </text:span><text:span text:style-name="T13"><text:s text:c="3"/></text:span><text:span text:style-name="T13">rsp,</text:span><text:span text:style-name="T13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6" draw:text-style-name="P7" draw:layer="layout" svg:width="5.819cm" svg:height="1.3cm" svg:x="21.805cm" svg:y="3.6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layer="layout" svg:width="5.819cm" svg:height="0.962cm" svg:x="21.804cm" svg:y="2.638cm">
          <draw:text-box>
            <text:p>b</text:p>
          </draw:text-box>
        </draw:frame>
        <draw:frame draw:style-name="gr14" draw:layer="layout" svg:width="5.819cm" svg:height="0.962cm" svg:x="21.804cm" svg:y="1.638cm">
          <draw:text-box>
            <text:p>a</text:p>
          </draw:text-box>
        </draw:frame>
        <draw:line draw:style-name="gr9" draw:text-style-name="P6" draw:layer="layout" svg:x1="19.317cm" svg:y1="8.75cm" svg:x2="17.6cm" svg:y2="11.4cm">
          <text:p/>
        </draw:line>
        <draw:frame draw:style-name="gr16" draw:text-style-name="P4" draw:layer="layout" svg:width="7.138cm" svg:height="2.384cm" svg:x="13.862cm" svg:y="12cm">
          <draw:text-box>
            <text:p><text:span text:style-name="T3">sta</text:span><text:span text:style-name="T3">ck </text:span><text:span text:style-name="T3">fra</text:span><text:span text:style-name="T3">me </text:span><text:span text:style-name="T3">par</text:span><text:span text:style-name="T3">a </text:span><text:span text:style-name="T3">fun</text:span><text:span text:style-name="T3">c1 </text:span><text:span text:style-name="T3">(re</text:span><text:span text:style-name="T3">gis</text:span><text:span text:style-name="T3">tro </text:span><text:span text:style-name="T3">de </text:span><text:span text:style-name="T3">ati</text:span><text:span text:style-name="T3">va</text:span><text:span text:style-name="T3">çã</text:span><text:span text:style-name="T3">o </text:span><text:span text:style-name="T3">par</text:span><text:span text:style-name="T3">a </text:span><text:span text:style-name="T3">fun</text:span><text:span text:style-name="T3">çã</text:span><text:span text:style-name="T3">o </text:span><text:span text:style-name="T3">ma</text:span><text:span text:style-name="T3">in)</text:span></text:p>
          </draw:text-box>
        </draw:frame>
        <draw:frame draw:style-name="gr12" draw:text-style-name="P7" draw:layer="layout" svg:width="5.819cm" svg:height="1.187cm" svg:x="21.806cm" svg:y="0.5cm">
          <draw:text-box>
            <text:p/>
          </draw:text-box>
        </draw:frame>
        <draw:custom-shape draw:style-name="gr27" draw:text-style-name="P8" draw:layer="layout" svg:width="10.22cm" svg:height="8.362cm" svg:x="17.48cm" svg:y="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3"><text:tab/></text:span><text:span text:style-name="T13">sub </text:span><text:span text:style-name="T13"><text:s text:c="3"/></text:span><text:span text:style-name="T13">rsp,</text:span><text:span text:style-name="T13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layer="layout" svg:width="5.819cm" svg:height="0.962cm" svg:x="21.805cm" svg:y="2.6cm">
          <draw:text-box>
            <text:p>b</text:p>
          </draw:text-box>
        </draw:frame>
        <draw:frame draw:style-name="gr14" draw:layer="layout" svg:width="5.819cm" svg:height="0.962cm" svg:x="21.804cm" svg:y="1.638cm">
          <draw:text-box>
            <text:p>a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3"><text:tab/></text:span><text:span text:style-name="T13">mo</text:span><text:span text:style-name="T13">vl</text:span><text:span text:style-name="T13"><text:tab/></text:span><text:span text:style-name="T13"> </text:span><text:span text:style-name="T13">[rb</text:span><text:span text:style-name="T13">p-</text:span><text:span text:style-name="T13">20],</text:span><text:span text:style-name="T13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layer="layout" svg:width="5.819cm" svg:height="0.962cm" svg:x="21.805cm" svg:y="2.6cm">
          <draw:text-box>
            <text:p>b</text:p>
          </draw:text-box>
        </draw:frame>
        <draw:frame draw:style-name="gr14" draw:text-style-name="P9" draw:layer="layout" svg:width="5.819cm" svg:height="0.962cm" svg:x="21.804cm" svg:y="1.638cm">
          <draw:text-box>
            <text:p><text:span text:style-name="T7">a=</text:span><text:span text:style-name="T7">2</text:span>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draw:frame draw:style-name="gr18" draw:text-style-name="P10" draw:layer="layout" svg:width="2.331cm" svg:height="0.962cm" svg:x="16.5cm" svg:y="1.738cm">
          <draw:text-box>
            <text:p><text:span text:style-name="T7">rbp</text:span><text:span text:style-name="T7">-20</text:span></text:p>
          </draw:text-box>
        </draw:frame>
        <draw:line draw:style-name="gr9" draw:text-style-name="P6" draw:layer="layout" svg:x1="19.002cm" svg:y1="2.139cm" svg:x2="21.202cm" svg:y2="2.139cm">
          <text:p/>
        </draw:lin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0],</text:span><text:span text:style-name="T14">edi</text:span></text:p>
            <text:p><text:span text:style-name="T13"><text:tab/></text:span><text:span text:style-name="T13">mo</text:span><text:span text:style-name="T13">vl</text:span><text:span text:style-name="T13"><text:tab/></text:span><text:span text:style-name="T13"> </text:span><text:span text:style-name="T13">[rb</text:span><text:span text:style-name="T13">p-</text:span><text:span text:style-name="T13">24],</text:span><text:span text:style-name="T13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text-style-name="P9" draw:layer="layout" svg:width="5.819cm" svg:height="0.962cm" svg:x="21.805cm" svg:y="2.6cm">
          <draw:text-box>
            <text:p><text:span text:style-name="T7">b=</text:span><text:span text:style-name="T7">3</text:span></text:p>
          </draw:text-box>
        </draw:frame>
        <draw:frame draw:style-name="gr14" draw:text-style-name="P7" draw:layer="layout" svg:width="5.819cm" svg:height="0.962cm" svg:x="21.804cm" svg:y="1.6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draw:frame draw:style-name="gr18" draw:text-style-name="P10" draw:layer="layout" svg:width="2.331cm" svg:height="0.962cm" svg:x="16.5cm" svg:y="2.738cm">
          <draw:text-box>
            <text:p><text:span text:style-name="T7">rbp</text:span><text:span text:style-name="T7">-24</text:span></text:p>
          </draw:text-box>
        </draw:frame>
        <draw:line draw:style-name="gr9" draw:text-style-name="P6" draw:layer="layout" svg:x1="19.002cm" svg:y1="3.139cm" svg:x2="21.202cm" svg:y2="3.139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15">a+</text:span><text:span text:style-name="T15">b</text:span><text:span text:style-name="T6">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0],</text:span><text:span text:style-name="T14">ed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4],</text:span><text:span text:style-name="T14">esi</text:span></text:p>
            <text:p><text:span text:style-name="T8"><text:tab/></text:span><text:span text:style-name="T13">mo</text:span><text:span text:style-name="T13">vl</text:span><text:span text:style-name="T13"><text:tab/></text:span><text:span text:style-name="T13">edx</text:span><text:span text:style-name="T13">, </text:span><text:span text:style-name="T13">[rb</text:span><text:span text:style-name="T13">p-</text:span><text:span text:style-name="T13">20]</text:span></text:p>
            <text:p><text:span text:style-name="T13"><text:tab/></text:span><text:span text:style-name="T13">mo</text:span><text:span text:style-name="T13">vl</text:span><text:span text:style-name="T13"><text:tab/></text:span><text:span text:style-name="T13">eax</text:span><text:span text:style-name="T13">, </text:span><text:span text:style-name="T13">[rb</text:span><text:span text:style-name="T13">p-</text:span><text:span text:style-name="T13">24]</text:span></text:p>
            <text:p><text:span text:style-name="T13"><text:tab/></text:span><text:span text:style-name="T13">add</text:span><text:span text:style-name="T13">l</text:span><text:span text:style-name="T13"><text:tab/></text:span><text:span text:style-name="T13">eax</text:span><text:span text:style-name="T13">, </text:span><text:span text:style-name="T13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text-style-name="P7" draw:layer="layout" svg:width="5.819cm" svg:height="0.962cm" svg:x="21.805cm" svg:y="2.6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1.6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5">c =</text:span><text:span text:style-name="T16"> </text:span><text:span text:style-name="T16">a+</text:span><text:span text:style-name="T1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0],</text:span><text:span text:style-name="T14">ed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4],</text:span><text:span text:style-name="T14">es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dx</text:span><text:span text:style-name="T14">, </text:span><text:span text:style-name="T14">[rb</text:span><text:span text:style-name="T14">p-</text:span><text:span text:style-name="T14">20]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ax</text:span><text:span text:style-name="T14">, </text:span><text:span text:style-name="T14">[rb</text:span><text:span text:style-name="T14">p-</text:span><text:span text:style-name="T14">24]</text:span></text:p>
            <text:p><text:span text:style-name="T14"><text:tab/></text:span><text:span text:style-name="T14">add</text:span><text:span text:style-name="T14">l</text:span><text:span text:style-name="T14"><text:tab/></text:span><text:span text:style-name="T14">eax</text:span><text:span text:style-name="T14">, </text:span><text:span text:style-name="T14">edx</text:span></text:p>
            <text:p><text:span text:style-name="T13"><text:tab/></text:span><text:span text:style-name="T13">mo</text:span><text:span text:style-name="T13">vl</text:span><text:span text:style-name="T13"><text:tab/></text:span><text:span text:style-name="T13"> </text:span><text:span text:style-name="T13">[rb</text:span><text:span text:style-name="T13">p-</text:span><text:span text:style-name="T13">8], </text:span><text:span text:style-name="T13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text-style-name="P9" draw:layer="layout" svg:width="5.819cm" svg:height="0.962cm" svg:x="21.803cm" svg:y="4.938cm">
          <draw:text-box>
            <text:p><text:span text:style-name="T7">c=</text:span><text:span text:style-name="T7">5</text:span></text:p>
          </draw:text-box>
        </draw:frame>
        <draw:frame draw:style-name="gr14" draw:text-style-name="P7" draw:layer="layout" svg:width="5.819cm" svg:height="0.962cm" svg:x="21.805cm" svg:y="2.6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1.6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draw:line draw:style-name="gr9" draw:text-style-name="P6" draw:layer="layout" svg:x1="19.301cm" svg:y1="5.5cm" svg:x2="21.501cm" svg:y2="5.5cm">
          <text:p/>
        </draw:line>
        <draw:frame draw:style-name="gr19" draw:text-style-name="P10" draw:layer="layout" svg:width="1.979cm" svg:height="0.962cm" svg:x="17.201cm" svg:y="4.988cm">
          <draw:text-box>
            <text:p><text:span text:style-name="T7">rbp</text:span><text:span text:style-name="T7">-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15">c</text:span><text:span text:style-name="T6">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0],</text:span><text:span text:style-name="T14">ed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4],</text:span><text:span text:style-name="T14">es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dx</text:span><text:span text:style-name="T14">, </text:span><text:span text:style-name="T14">[rb</text:span><text:span text:style-name="T14">p-</text:span><text:span text:style-name="T14">20]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ax</text:span><text:span text:style-name="T14">, </text:span><text:span text:style-name="T14">[rb</text:span><text:span text:style-name="T14">p-</text:span><text:span text:style-name="T14">24]</text:span></text:p>
            <text:p><text:span text:style-name="T14"><text:tab/></text:span><text:span text:style-name="T14">add</text:span><text:span text:style-name="T14">l</text:span><text:span text:style-name="T14"><text:tab/></text:span><text:span text:style-name="T14">eax</text:span><text:span text:style-name="T14">, </text:span><text:span text:style-name="T14">edx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8], </text:span><text:span text:style-name="T14">eax</text:span></text:p>
            <text:p><text:span text:style-name="T8"><text:tab/></text:span><text:span text:style-name="T13">mo</text:span><text:span text:style-name="T13">vl</text:span><text:span text:style-name="T13"><text:tab/></text:span><text:span text:style-name="T13"> </text:span><text:span text:style-name="T13">eax</text:span><text:span text:style-name="T13">,</text:span><text:span text:style-name="T13">[rb</text:span><text:span text:style-name="T13">p-</text:span><text:span text:style-name="T13">8]</text:span></text:p>
            <text:p><text:span text:style-name="T13"><text:tab/></text:span><text:span text:style-name="T13">mo</text:span><text:span text:style-name="T13">vl</text:span><text:span text:style-name="T13"><text:tab/></text:span><text:span text:style-name="T13">edi, </text:span><text:span text:style-name="T13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=5</text:p>
          </draw:text-box>
        </draw:frame>
        <draw:frame draw:style-name="gr14" draw:text-style-name="P7" draw:layer="layout" svg:width="5.819cm" svg:height="0.962cm" svg:x="21.805cm" svg:y="2.6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1.6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6"><text:s text:c="5"/></text:span><text:span text:style-name="T6">d = </text:span><text:span text:style-name="T15">fun</text:span><text:span text:style-name="T15">c2(</text:span><text:span text:style-name="T15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12.9cm" svg:x2="21.501cm" svg:y2="12.9cm">
          <text:p/>
        </draw:line>
        <draw:frame draw:style-name="gr10" draw:text-style-name="P3" draw:layer="layout" svg:width="1.416cm" svg:height="0.962cm" svg:x="17.901cm" svg:y="12.388cm">
          <draw:text-box>
            <text:p>rbp</text:p>
          </draw:text-box>
        </draw:frame>
        <draw:frame draw:style-name="gr20" draw:text-style-name="P7" draw:layer="layout" svg:width="5.819cm" svg:height="2.5cm" svg:x="21.804cm" svg:y="13.2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0],</text:span><text:span text:style-name="T14">ed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4],</text:span><text:span text:style-name="T14">es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dx</text:span><text:span text:style-name="T14">, </text:span><text:span text:style-name="T14">[rb</text:span><text:span text:style-name="T14">p-</text:span><text:span text:style-name="T14">20]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ax</text:span><text:span text:style-name="T14">, </text:span><text:span text:style-name="T14">[rb</text:span><text:span text:style-name="T14">p-</text:span><text:span text:style-name="T14">24]</text:span></text:p>
            <text:p><text:span text:style-name="T14"><text:tab/></text:span><text:span text:style-name="T14">add</text:span><text:span text:style-name="T14">l</text:span><text:span text:style-name="T14"><text:tab/></text:span><text:span text:style-name="T14">eax</text:span><text:span text:style-name="T14">, </text:span><text:span text:style-name="T14">edx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8], </text:span><text:span text:style-name="T14">eax</text:span></text:p>
            <text:p><text:span text:style-name="T8"><text:tab/></text:span><text:span text:style-name="T14">mo</text:span><text:span text:style-name="T14">vl</text:span><text:span text:style-name="T14"><text:tab/></text:span><text:span text:style-name="T14"> </text:span><text:span text:style-name="T14">eax</text:span><text:span text:style-name="T14">,</text:span><text:span text:style-name="T14">[rb</text:span><text:span text:style-name="T14">p-</text:span><text:span text:style-name="T14">8]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di, </text:span><text:span text:style-name="T14">eax</text:span></text:p>
            <text:p><text:span text:style-name="T13"><text:tab/></text:span><text:span text:style-name="T13">call</text:span><text:span text:style-name="T13"><text:tab/></text:span><text:span text:style-name="T13">fun</text:span><text:span text:style-name="T13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2.639cm" svg:x2="21.502cm" svg:y2="2.639cm">
          <text:p/>
        </draw:line>
        <draw:frame draw:style-name="gr11" draw:text-style-name="P3" draw:layer="layout" svg:width="1.383cm" svg:height="0.962cm" svg:x="17.902cm" svg:y="2.039cm">
          <draw:text-box>
            <text:p>rsp</text:p>
          </draw:text-box>
        </draw:frame>
        <draw:frame draw:style-name="gr13" draw:layer="layout" svg:width="5.819cm" svg:height="1.673cm" svg:x="21.803cm" svg:y="11.5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8.162cm">
          <draw:text-box>
            <text:p/>
          </draw:text-box>
        </draw:frame>
        <draw:frame draw:style-name="gr14" draw:layer="layout" svg:width="5.819cm" svg:height="0.962cm" svg:x="21.803cm" svg:y="10.538cm">
          <draw:text-box>
            <text:p>d</text:p>
          </draw:text-box>
        </draw:frame>
        <draw:frame draw:style-name="gr14" draw:layer="layout" svg:width="5.819cm" svg:height="0.962cm" svg:x="21.803cm" svg:y="9.538cm">
          <draw:text-box>
            <text:p>c=5</text:p>
          </draw:text-box>
        </draw:frame>
        <draw:frame draw:style-name="gr14" draw:text-style-name="P7" draw:layer="layout" svg:width="5.819cm" svg:height="0.962cm" svg:x="21.805cm" svg:y="7.2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6.2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4.862cm">
          <draw:text-box>
            <text:p/>
          </draw:text-box>
        </draw:frame>
        <draw:frame draw:style-name="gr8" draw:text-style-name="P7" draw:layer="layout" svg:width="5.819cm" svg:height="2.384cm" svg:x="21.807cm" svg:y="2.5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12.9cm" svg:x2="21.501cm" svg:y2="12.9cm">
          <text:p/>
        </draw:line>
        <draw:frame draw:style-name="gr10" draw:text-style-name="P3" draw:layer="layout" svg:width="1.416cm" svg:height="0.962cm" svg:x="17.901cm" svg:y="12.388cm">
          <draw:text-box>
            <text:p>rbp</text:p>
          </draw:text-box>
        </draw:frame>
        <draw:frame draw:style-name="gr20" draw:text-style-name="P7" draw:layer="layout" svg:width="5.819cm" svg:height="2.5cm" svg:x="21.804cm" svg:y="13.2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2cm" svg:y1="2.639cm" svg:x2="21.502cm" svg:y2="2.639cm">
          <text:p/>
        </draw:line>
        <draw:frame draw:style-name="gr11" draw:text-style-name="P3" draw:layer="layout" svg:width="1.383cm" svg:height="0.962cm" svg:x="17.902cm" svg:y="2.039cm">
          <draw:text-box>
            <text:p>rsp</text:p>
          </draw:text-box>
        </draw:frame>
        <draw:frame draw:style-name="gr13" draw:layer="layout" svg:width="5.819cm" svg:height="1.673cm" svg:x="21.803cm" svg:y="11.5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8.162cm">
          <draw:text-box>
            <text:p/>
          </draw:text-box>
        </draw:frame>
        <draw:frame draw:style-name="gr14" draw:layer="layout" svg:width="5.819cm" svg:height="0.962cm" svg:x="21.803cm" svg:y="10.538cm">
          <draw:text-box>
            <text:p>d</text:p>
          </draw:text-box>
        </draw:frame>
        <draw:frame draw:style-name="gr14" draw:layer="layout" svg:width="5.819cm" svg:height="0.962cm" svg:x="21.803cm" svg:y="9.538cm">
          <draw:text-box>
            <text:p>c=5</text:p>
          </draw:text-box>
        </draw:frame>
        <draw:frame draw:style-name="gr14" draw:text-style-name="P7" draw:layer="layout" svg:width="5.819cm" svg:height="0.962cm" svg:x="21.805cm" svg:y="7.2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6.2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4.862cm">
          <draw:text-box>
            <text:p/>
          </draw:text-box>
        </draw:frame>
        <draw:frame draw:style-name="gr8" draw:text-style-name="P7" draw:layer="layout" svg:width="5.819cm" svg:height="2.384cm" svg:x="21.807cm" svg:y="2.5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 text:c="5"/><text:s text:c="2"/>sub <text:s text:c="3"/><text:s text:c="4"/>rsp, 28</text:p>
            <text:p><text:tab/>mov <text:tab/>[rbp-20],edi </text:p>
            <text:p><text:tab/>mov <text:tab/>eax, [rbp-20]</text:p>
            <text:p><text:tab/>add <text:s text:c="3"/><text:s text:c="5"/>eax,2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12.9cm" svg:x2="21.501cm" svg:y2="12.9cm">
          <text:p/>
        </draw:line>
        <draw:frame draw:style-name="gr10" draw:text-style-name="P3" draw:layer="layout" svg:width="1.416cm" svg:height="0.962cm" svg:x="17.901cm" svg:y="12.388cm">
          <draw:text-box>
            <text:p>rbp</text:p>
          </draw:text-box>
        </draw:frame>
        <draw:frame draw:style-name="gr20" draw:text-style-name="P7" draw:layer="layout" svg:width="5.819cm" svg:height="2.5cm" svg:x="21.804cm" svg:y="13.2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2cm" svg:y1="1.539cm" svg:x2="21.502cm" svg:y2="1.539cm">
          <text:p/>
        </draw:line>
        <draw:frame draw:style-name="gr11" draw:text-style-name="P3" draw:layer="layout" svg:width="1.383cm" svg:height="0.962cm" svg:x="17.902cm" svg:y="0.939cm">
          <draw:text-box>
            <text:p>rsp</text:p>
          </draw:text-box>
        </draw:frame>
        <draw:frame draw:style-name="gr13" draw:layer="layout" svg:width="5.819cm" svg:height="1.673cm" svg:x="21.803cm" svg:y="11.5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8.162cm">
          <draw:text-box>
            <text:p/>
          </draw:text-box>
        </draw:frame>
        <draw:frame draw:style-name="gr14" draw:layer="layout" svg:width="5.819cm" svg:height="0.962cm" svg:x="21.803cm" svg:y="10.538cm">
          <draw:text-box>
            <text:p>d</text:p>
          </draw:text-box>
        </draw:frame>
        <draw:frame draw:style-name="gr14" draw:layer="layout" svg:width="5.819cm" svg:height="0.962cm" svg:x="21.803cm" svg:y="9.538cm">
          <draw:text-box>
            <text:p>c=5</text:p>
          </draw:text-box>
        </draw:frame>
        <draw:frame draw:style-name="gr14" draw:text-style-name="P7" draw:layer="layout" svg:width="5.819cm" svg:height="0.962cm" svg:x="21.805cm" svg:y="7.2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6.2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4.862cm">
          <draw:text-box>
            <text:p/>
          </draw:text-box>
        </draw:frame>
        <draw:frame draw:style-name="gr8" draw:text-style-name="P7" draw:layer="layout" svg:width="5.819cm" svg:height="2.384cm" svg:x="21.807cm" svg:y="2.5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span text:style-name="T7"><text:tab/></text:span><text:span text:style-name="T7">pu</text:span><text:span text:style-name="T7">sh</text:span><text:span text:style-name="T7"><text:tab/></text:span><text:span text:style-name="T7">rbp</text:span></text:p>
            <text:p><text:tab/>mov<text:tab/> <text:s text:c="4"/><text:s text:c="2"/>rbp, rsp</text:p>
            <text:p><text:s text:c="5"/><text:s text:c="2"/>sub <text:s text:c="3"/><text:s text:c="4"/>rsp, 28</text:p>
            <text:p><text:tab/>mov <text:tab/>[rbp-20],edi </text:p>
            <text:p><text:tab/>mov <text:tab/>eax, [rbp-20]</text:p>
            <text:p><text:tab/>add <text:s text:c="3"/><text:s text:c="5"/>eax,2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frame draw:style-name="gr13" draw:layer="layout" svg:width="5.819cm" svg:height="1.673cm" svg:x="21.804cm" svg:y="0.804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2.1cm" svg:x2="21.501cm" svg:y2="2.1cm">
          <text:p/>
        </draw:line>
        <draw:frame draw:style-name="gr10" draw:text-style-name="P3" draw:layer="layout" svg:width="1.416cm" svg:height="0.962cm" svg:x="17.901cm" svg:y="1.588cm">
          <draw:text-box>
            <text:p>rbp</text:p>
          </draw:text-box>
        </draw:frame>
        <draw:frame draw:style-name="gr20" draw:text-style-name="P7" draw:layer="layout" svg:width="5.819cm" svg:height="2.5cm" svg:x="21.804cm" svg:y="13.2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2cm" svg:y1="1.539cm" svg:x2="21.502cm" svg:y2="1.539cm">
          <text:p/>
        </draw:line>
        <draw:frame draw:style-name="gr11" draw:text-style-name="P3" draw:layer="layout" svg:width="1.383cm" svg:height="0.962cm" svg:x="17.902cm" svg:y="0.939cm">
          <draw:text-box>
            <text:p>rsp</text:p>
          </draw:text-box>
        </draw:frame>
        <draw:frame draw:style-name="gr13" draw:layer="layout" svg:width="5.819cm" svg:height="1.673cm" svg:x="21.803cm" svg:y="11.5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8.162cm">
          <draw:text-box>
            <text:p/>
          </draw:text-box>
        </draw:frame>
        <draw:frame draw:style-name="gr14" draw:layer="layout" svg:width="5.819cm" svg:height="0.962cm" svg:x="21.803cm" svg:y="10.538cm">
          <draw:text-box>
            <text:p>d</text:p>
          </draw:text-box>
        </draw:frame>
        <draw:frame draw:style-name="gr14" draw:layer="layout" svg:width="5.819cm" svg:height="0.962cm" svg:x="21.803cm" svg:y="9.538cm">
          <draw:text-box>
            <text:p>c=5</text:p>
          </draw:text-box>
        </draw:frame>
        <draw:frame draw:style-name="gr14" draw:text-style-name="P7" draw:layer="layout" svg:width="5.819cm" svg:height="0.962cm" svg:x="21.805cm" svg:y="7.2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6.2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4.862cm">
          <draw:text-box>
            <text:p/>
          </draw:text-box>
        </draw:frame>
        <draw:frame draw:style-name="gr8" draw:text-style-name="P7" draw:layer="layout" svg:width="5.819cm" svg:height="2.384cm" svg:x="21.807cm" svg:y="2.5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span text:style-name="T2"><text:tab/></text:span><text:span text:style-name="T2">pu</text:span><text:span text:style-name="T2">sh</text:span><text:span text:style-name="T2"><text:tab/></text:span><text:span text:style-name="T2">rbp</text:span></text:p>
            <text:p><text:span text:style-name="T7"><text:tab/></text:span><text:span text:style-name="T7">mo</text:span><text:span text:style-name="T7">v</text:span><text:span text:style-name="T7"><text:tab/></text:span><text:span text:style-name="T7"> <text:s text:c="4"/></text:span><text:span text:style-name="T7"><text:s text:c="2"/></text:span><text:span text:style-name="T7">rbp</text:span><text:span text:style-name="T7">, </text:span><text:span text:style-name="T7">rsp</text:span></text:p>
            <text:p><text:s text:c="5"/><text:s text:c="2"/>sub <text:s text:c="3"/><text:s text:c="4"/>rsp, 28</text:p>
            <text:p><text:tab/>mov <text:tab/>[rbp-20],edi </text:p>
            <text:p><text:tab/>mov <text:tab/>eax, [rbp-20]</text:p>
            <text:p><text:tab/>add <text:s text:c="3"/><text:s text:c="5"/>eax,2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frame draw:style-name="gr13" draw:layer="layout" svg:width="5.819cm" svg:height="1.673cm" svg:x="21.804cm" svg:y="0.804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7"><text:s text:c="5"/></text:span><text:span text:style-name="T7"><text:s text:c="2"/></text:span><text:span text:style-name="T7">su</text:span><text:span text:style-name="T7">b <text:s text:c="3"/></text:span><text:span text:style-name="T7"><text:s text:c="4"/></text:span><text:span text:style-name="T7">rsp</text:span><text:span text:style-name="T7">, </text:span><text:span text:style-name="T7">28</text:span></text:p>
            <text:p><text:tab/>mov <text:tab/>[rbp-20],edi </text:p>
            <text:p><text:tab/>mov <text:tab/>eax, [rbp-20]</text:p>
            <text:p><text:tab/>add <text:s text:c="3"/><text:s text:c="5"/>eax,2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0.739cm" svg:x2="21.503cm" svg:y2="0.739cm">
          <text:p/>
        </draw:line>
        <draw:frame draw:style-name="gr11" draw:text-style-name="P3" draw:layer="layout" svg:width="1.383cm" svg:height="0.962cm" svg:x="17.903cm" svg:y="0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0" draw:text-style-name="P7" draw:layer="layout" svg:width="5.819cm" svg:height="1.584cm" svg:x="21.807cm" svg:y="2.4cm">
          <draw:text-box>
            <text:p/>
          </draw:text-box>
        </draw:frame>
        <draw:frame draw:style-name="gr14" draw:text-style-name="P7" draw:layer="layout" svg:width="5.819cm" svg:height="0.962cm" svg:x="21.806cm" svg:y="3.938cm">
          <draw:text-box>
            <text:p><text:span text:style-name="T2">e</text:span></text:p>
          </draw:text-box>
        </draw:frame>
        <draw:frame draw:style-name="gr14" draw:text-style-name="P7" draw:layer="layout" svg:width="5.819cm" svg:height="0.962cm" svg:x="21.807cm" svg:y="1.438cm">
          <draw:text-box>
            <text:p><text:span text:style-name="T2">g</text:span></text:p>
          </draw:text-box>
        </draw:frame>
        <draw:frame draw:style-name="gr31" draw:text-style-name="P7" draw:layer="layout" svg:width="5.819cm" svg:height="1.187cm" svg:x="21.81cm" svg:y="0.2cm">
          <draw:text-box>
            <text:p/>
          </draw:text-box>
        </draw:frame>
        <draw:custom-shape draw:style-name="gr32" draw:text-style-name="P8" draw:layer="layout" svg:width="10.3cm" svg:height="6.4cm" svg:x="17.4cm" svg:y="0.2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7.059cm" svg:height="0.962cm" svg:x="11.4cm" svg:y="11.4cm">
          <draw:text-box>
            <text:p>Stack frame para func2</text:p>
          </draw:text-box>
        </draw:frame>
        <draw:line draw:style-name="gr9" draw:text-style-name="P6" draw:layer="layout" svg:x1="14.8cm" svg:y1="11cm" svg:x2="18.8cm" svg:y2="6.65cm">
          <text:p/>
        </draw:lin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span text:style-name="T7"><text:tab/></text:span><text:span text:style-name="T7">mo</text:span><text:span text:style-name="T7">v </text:span><text:span text:style-name="T7"><text:tab/></text:span><text:span text:style-name="T7">[rb</text:span><text:span text:style-name="T7">p-</text:span><text:span text:style-name="T7">20]</text:span><text:span text:style-name="T7">,ed</text:span><text:span text:style-name="T7">i </text:span></text:p>
            <text:p><text:tab/>mov <text:tab/>eax, [rbp-20]</text:p>
            <text:p><text:tab/>add <text:s text:c="3"/><text:s text:c="5"/>eax,2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0.739cm" svg:x2="21.503cm" svg:y2="0.739cm">
          <text:p/>
        </draw:line>
        <draw:frame draw:style-name="gr11" draw:text-style-name="P3" draw:layer="layout" svg:width="1.383cm" svg:height="0.962cm" svg:x="17.903cm" svg:y="0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0" draw:text-style-name="P7" draw:layer="layout" svg:width="5.819cm" svg:height="1.584cm" svg:x="21.807cm" svg:y="2.4cm">
          <draw:text-box>
            <text:p/>
          </draw:text-box>
        </draw:frame>
        <draw:frame draw:style-name="gr14" draw:text-style-name="P7" draw:layer="layout" svg:width="5.819cm" svg:height="0.962cm" svg:x="21.806cm" svg:y="3.938cm">
          <draw:text-box>
            <text:p><text:span text:style-name="T2">e</text:span></text:p>
          </draw:text-box>
        </draw:frame>
        <draw:frame draw:style-name="gr14" draw:text-style-name="P9" draw:layer="layout" svg:width="5.819cm" svg:height="0.962cm" svg:x="21.807cm" svg:y="1.438cm">
          <draw:text-box>
            <text:p><text:span text:style-name="T7">g=</text:span><text:span text:style-name="T7">5</text:span></text:p>
          </draw:text-box>
        </draw:frame>
        <draw:frame draw:style-name="gr31" draw:text-style-name="P7" draw:layer="layout" svg:width="5.819cm" svg:height="1.187cm" svg:x="21.81cm" svg:y="0.2cm">
          <draw:text-box>
            <text:p/>
          </draw:text-box>
        </draw:frame>
        <draw:line draw:style-name="gr9" draw:text-style-name="P6" draw:layer="layout" svg:x1="19.302cm" svg:y1="1.9cm" svg:x2="21.502cm" svg:y2="1.9cm">
          <text:p/>
        </draw:line>
        <draw:frame draw:style-name="gr18" draw:text-style-name="P10" draw:layer="layout" svg:width="2.331cm" svg:height="0.962cm" svg:x="17cm" svg:y="1.388cm">
          <draw:text-box>
            <text:p><text:span text:style-name="T7">rbp</text:span><text:span text:style-name="T7">-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</text:span><text:span text:style-name="T15"> </text:span><text:span text:style-name="T15">g+</text:span><text:span text:style-name="T15">2</text:span><text:span text:style-name="T6">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tab/>mov <text:tab/>[rbp-20],edi </text:p>
            <text:p><text:span text:style-name="T7"><text:tab/></text:span><text:span text:style-name="T7">mo</text:span><text:span text:style-name="T7">v </text:span><text:span text:style-name="T7"><text:tab/></text:span><text:span text:style-name="T7">ea</text:span><text:span text:style-name="T7">x, </text:span><text:span text:style-name="T7">[rb</text:span><text:span text:style-name="T7">p-</text:span><text:span text:style-name="T7">20]</text:span></text:p>
            <text:p><text:span text:style-name="T7"><text:tab/></text:span><text:span text:style-name="T7">ad</text:span><text:span text:style-name="T7">d <text:s text:c="3"/></text:span><text:span text:style-name="T7"><text:s text:c="5"/></text:span><text:span text:style-name="T7">ea</text:span><text:span text:style-name="T7">x,2</text:span>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0.739cm" svg:x2="21.503cm" svg:y2="0.739cm">
          <text:p/>
        </draw:line>
        <draw:frame draw:style-name="gr11" draw:text-style-name="P3" draw:layer="layout" svg:width="1.383cm" svg:height="0.962cm" svg:x="17.903cm" svg:y="0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0" draw:text-style-name="P7" draw:layer="layout" svg:width="5.819cm" svg:height="1.584cm" svg:x="21.807cm" svg:y="2.4cm">
          <draw:text-box>
            <text:p/>
          </draw:text-box>
        </draw:frame>
        <draw:frame draw:style-name="gr14" draw:text-style-name="P7" draw:layer="layout" svg:width="5.819cm" svg:height="0.962cm" svg:x="21.806cm" svg:y="3.938cm">
          <draw:text-box>
            <text:p><text:span text:style-name="T2">e</text:span></text:p>
          </draw:text-box>
        </draw:frame>
        <draw:frame draw:style-name="gr14" draw:text-style-name="P7" draw:layer="layout" svg:width="5.819cm" svg:height="0.962cm" svg:x="21.807cm" svg:y="1.438cm">
          <draw:text-box>
            <text:p><text:span text:style-name="T2">g=</text:span><text:span text:style-name="T2">5</text:span></text:p>
          </draw:text-box>
        </draw:frame>
        <draw:frame draw:style-name="gr31" draw:text-style-name="P7" draw:layer="layout" svg:width="5.819cm" svg:height="1.187cm" svg:x="21.81cm" svg:y="0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15">e =</text:span><text:span text:style-name="T16"> </text:span><text:span text:style-name="T16">g+</text:span><text:span text:style-name="T16">2</text:span><text:span text:style-name="T6">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tab/>mov <text:tab/>[rbp-20],edi </text:p>
            <text:p><text:span text:style-name="T7"><text:tab/></text:span><text:span text:style-name="T2">mo</text:span><text:span text:style-name="T2">v </text:span><text:span text:style-name="T2"><text:tab/></text:span><text:span text:style-name="T2">ea</text:span><text:span text:style-name="T2">x, </text:span><text:span text:style-name="T2">[rb</text:span><text:span text:style-name="T2">p-</text:span><text:span text:style-name="T2">20]</text:span></text:p>
            <text:p><text:span text:style-name="T2"><text:tab/></text:span><text:span text:style-name="T2">ad</text:span><text:span text:style-name="T2">d <text:s text:c="3"/></text:span><text:span text:style-name="T2"><text:s text:c="5"/></text:span><text:span text:style-name="T2">ea</text:span><text:span text:style-name="T2">x,2</text:span></text:p>
            <text:p><text:span text:style-name="T7"><text:tab/></text:span><text:span text:style-name="T7">mo</text:span><text:span text:style-name="T7">v </text:span><text:span text:style-name="T7"><text:tab/></text:span><text:span text:style-name="T7">[rb</text:span><text:span text:style-name="T7">p-</text:span><text:span text:style-name="T7">4], </text:span><text:span text:style-name="T7">ea</text:span><text:span text:style-name="T7">x</text:span>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0.739cm" svg:x2="21.503cm" svg:y2="0.739cm">
          <text:p/>
        </draw:line>
        <draw:frame draw:style-name="gr11" draw:text-style-name="P3" draw:layer="layout" svg:width="1.383cm" svg:height="0.962cm" svg:x="17.903cm" svg:y="0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0" draw:text-style-name="P7" draw:layer="layout" svg:width="5.819cm" svg:height="1.584cm" svg:x="21.807cm" svg:y="2.4cm">
          <draw:text-box>
            <text:p/>
          </draw:text-box>
        </draw:frame>
        <draw:frame draw:style-name="gr14" draw:text-style-name="P7" draw:layer="layout" svg:width="5.819cm" svg:height="0.962cm" svg:x="21.806cm" svg:y="3.938cm">
          <draw:text-box>
            <text:p text:style-name="P7"><text:span text:style-name="T2">e=</text:span><text:span text:style-name="T2">7</text:span></text:p>
          </draw:text-box>
        </draw:frame>
        <draw:frame draw:style-name="gr14" draw:text-style-name="P7" draw:layer="layout" svg:width="5.819cm" svg:height="0.962cm" svg:x="21.807cm" svg:y="1.438cm">
          <draw:text-box>
            <text:p><text:span text:style-name="T2">g=</text:span><text:span text:style-name="T2">5</text:span></text:p>
          </draw:text-box>
        </draw:frame>
        <draw:frame draw:style-name="gr31" draw:text-style-name="P7" draw:layer="layout" svg:width="5.819cm" svg:height="1.187cm" svg:x="21.81cm" svg:y="0.2cm">
          <draw:text-box>
            <text:p/>
          </draw:text-box>
        </draw:frame>
        <draw:line draw:style-name="gr9" draw:text-style-name="P6" draw:layer="layout" svg:x1="19.302cm" svg:y1="4.4cm" svg:x2="21.502cm" svg:y2="4.4cm">
          <text:p/>
        </draw:line>
        <draw:frame draw:style-name="gr10" draw:text-style-name="P10" draw:layer="layout" svg:width="1.979cm" svg:height="0.962cm" svg:x="17.502cm" svg:y="3.888cm">
          <draw:text-box>
            <text:p text:style-name="P9"><text:span text:style-name="T7">rbp</text:span><text:span text:style-name="T7">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16">e = </text:span><text:span text:style-name="T16">g+</text:span><text:span text:style-name="T16">2</text:span><text:span text:style-name="T6">; </text:span></text:p>
            <text:p><text:span text:style-name="T6"><text:s text:c="2"/></text:span><text:span text:style-name="T6">ret</text:span><text:span text:style-name="T6">urn </text:span><text:span text:style-name="T15">e*</text:span><text:span text:style-name="T15">e</text:span><text:span text:style-name="T6">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tab/>mov <text:tab/>[rbp-20],edi </text:p>
            <text:p><text:span text:style-name="T7"><text:tab/></text:span><text:span text:style-name="T2">mo</text:span><text:span text:style-name="T2">v </text:span><text:span text:style-name="T2"><text:tab/></text:span><text:span text:style-name="T2">ea</text:span><text:span text:style-name="T2">x, </text:span><text:span text:style-name="T2">[rb</text:span><text:span text:style-name="T2">p-</text:span><text:span text:style-name="T2">20]</text:span></text:p>
            <text:p><text:span text:style-name="T2"><text:tab/></text:span><text:span text:style-name="T2">ad</text:span><text:span text:style-name="T2">d <text:s text:c="3"/></text:span><text:span text:style-name="T2"><text:s text:c="5"/></text:span><text:span text:style-name="T2">ea</text:span><text:span text:style-name="T2">x,2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7"><text:tab/></text:span><text:span text:style-name="T7">mo</text:span><text:span text:style-name="T7">v </text:span><text:span text:style-name="T7"><text:tab/></text:span><text:span text:style-name="T7">ea</text:span><text:span text:style-name="T7">x, </text:span><text:span text:style-name="T7">[rb</text:span><text:span text:style-name="T7">p-</text:span><text:span text:style-name="T7">4]</text:span></text:p>
            <text:p><text:span text:style-name="T7"><text:tab/></text:span><text:span text:style-name="T7">im</text:span><text:span text:style-name="T7">ull</text:span><text:span text:style-name="T7"><text:tab/></text:span><text:span text:style-name="T7">ea</text:span><text:span text:style-name="T7">x, </text:span><text:span text:style-name="T7">[rb</text:span><text:span text:style-name="T7">p-</text:span><text:span text:style-name="T7">4]</text:span>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0.739cm" svg:x2="21.503cm" svg:y2="0.739cm">
          <text:p/>
        </draw:line>
        <draw:frame draw:style-name="gr11" draw:text-style-name="P3" draw:layer="layout" svg:width="1.383cm" svg:height="0.962cm" svg:x="17.903cm" svg:y="0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0" draw:text-style-name="P7" draw:layer="layout" svg:width="5.819cm" svg:height="1.584cm" svg:x="21.807cm" svg:y="2.4cm">
          <draw:text-box>
            <text:p/>
          </draw:text-box>
        </draw:frame>
        <draw:frame draw:style-name="gr14" draw:text-style-name="P7" draw:layer="layout" svg:width="5.819cm" svg:height="0.962cm" svg:x="21.806cm" svg:y="3.938cm">
          <draw:text-box>
            <text:p text:style-name="P7"><text:span text:style-name="T2">e=</text:span><text:span text:style-name="T2">7</text:span></text:p>
          </draw:text-box>
        </draw:frame>
        <draw:frame draw:style-name="gr14" draw:text-style-name="P7" draw:layer="layout" svg:width="5.819cm" svg:height="0.962cm" svg:x="21.807cm" svg:y="1.438cm">
          <draw:text-box>
            <text:p><text:span text:style-name="T2">g=</text:span><text:span text:style-name="T2">5</text:span></text:p>
          </draw:text-box>
        </draw:frame>
        <draw:frame draw:style-name="gr31" draw:text-style-name="P7" draw:layer="layout" svg:width="5.819cm" svg:height="1.187cm" svg:x="21.81cm" svg:y="0.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</text:span><text:span text:style-name="T16"> </text:span><text:span text:style-name="T16">e = </text:span><text:span text:style-name="T16">g+</text:span><text:span text:style-name="T16">2</text:span><text:span text:style-name="T6">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tab/>mov <text:tab/>[rbp-20],edi </text:p>
            <text:p><text:span text:style-name="T7"><text:tab/></text:span><text:span text:style-name="T2">mo</text:span><text:span text:style-name="T2">v </text:span><text:span text:style-name="T2"><text:tab/></text:span><text:span text:style-name="T2">ea</text:span><text:span text:style-name="T2">x, </text:span><text:span text:style-name="T2">[rb</text:span><text:span text:style-name="T2">p-</text:span><text:span text:style-name="T2">20]</text:span></text:p>
            <text:p><text:span text:style-name="T2"><text:tab/></text:span><text:span text:style-name="T2">ad</text:span><text:span text:style-name="T2">d <text:s text:c="3"/></text:span><text:span text:style-name="T2"><text:s text:c="5"/></text:span><text:span text:style-name="T2">ea</text:span><text:span text:style-name="T2">x,2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0.739cm" svg:x2="21.503cm" svg:y2="0.739cm">
          <text:p/>
        </draw:line>
        <draw:frame draw:style-name="gr11" draw:text-style-name="P3" draw:layer="layout" svg:width="1.383cm" svg:height="0.962cm" svg:x="17.903cm" svg:y="0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0" draw:text-style-name="P7" draw:layer="layout" svg:width="5.819cm" svg:height="1.584cm" svg:x="21.807cm" svg:y="2.4cm">
          <draw:text-box>
            <text:p/>
          </draw:text-box>
        </draw:frame>
        <draw:frame draw:style-name="gr14" draw:text-style-name="P7" draw:layer="layout" svg:width="5.819cm" svg:height="0.962cm" svg:x="21.806cm" svg:y="3.938cm">
          <draw:text-box>
            <text:p text:style-name="P7"><text:span text:style-name="T2">e=</text:span><text:span text:style-name="T2">7</text:span></text:p>
          </draw:text-box>
        </draw:frame>
        <draw:frame draw:style-name="gr14" draw:text-style-name="P7" draw:layer="layout" svg:width="5.819cm" svg:height="0.962cm" svg:x="21.807cm" svg:y="1.438cm">
          <draw:text-box>
            <text:p><text:span text:style-name="T2">g=</text:span><text:span text:style-name="T2">5</text:span></text:p>
          </draw:text-box>
        </draw:frame>
        <draw:frame draw:style-name="gr31" draw:text-style-name="P7" draw:layer="layout" svg:width="5.819cm" svg:height="1.187cm" svg:x="21.81cm" svg:y="0.2cm">
          <draw:text-box>
            <text:p/>
          </draw:text-box>
        </draw:frame>
        <draw:frame draw:style-name="gr34" draw:text-style-name="P13" draw:layer="layout" svg:width="9.447cm" svg:height="2.384cm" svg:x="10.553cm" svg:y="11.2cm">
          <draw:text-box>
            <text:p>Instrução leave é equivalente a:</text:p>
            <text:p>mov rsp,rbp</text:p>
            <text:p>pop rbp</text:p>
          </draw:text-box>
        </draw:frame>
        <draw:line draw:style-name="gr9" draw:text-style-name="P6" draw:layer="layout" svg:x1="14.4cm" svg:y1="11.2cm" svg:x2="11.4cm" svg:y2="8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</text:span><text:span text:style-name="T16"> </text:span><text:span text:style-name="T16">e = </text:span><text:span text:style-name="T16">g+</text:span><text:span text:style-name="T16">2</text:span><text:span text:style-name="T6">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tab/>mov <text:tab/>[rbp-20],edi </text:p>
            <text:p><text:span text:style-name="T7"><text:tab/></text:span><text:span text:style-name="T2">mo</text:span><text:span text:style-name="T2">v </text:span><text:span text:style-name="T2"><text:tab/></text:span><text:span text:style-name="T2">ea</text:span><text:span text:style-name="T2">x, </text:span><text:span text:style-name="T2">[rb</text:span><text:span text:style-name="T2">p-</text:span><text:span text:style-name="T2">20]</text:span></text:p>
            <text:p><text:span text:style-name="T2"><text:tab/></text:span><text:span text:style-name="T2">ad</text:span><text:span text:style-name="T2">d <text:s text:c="3"/></text:span><text:span text:style-name="T2"><text:s text:c="5"/></text:span><text:span text:style-name="T2">ea</text:span><text:span text:style-name="T2">x,2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line draw:style-name="gr9" draw:text-style-name="P6" draw:layer="layout" svg:x1="19.302cm" svg:y1="6.2cm" svg:x2="21.502cm" svg:y2="6.2cm">
          <text:p/>
        </draw:line>
        <draw:frame draw:style-name="gr10" draw:text-style-name="P3" draw:layer="layout" svg:width="1.416cm" svg:height="0.962cm" svg:x="17.902cm" svg:y="5.688cm">
          <draw:text-box>
            <text:p>rbp</text:p>
          </draw:text-box>
        </draw:frame>
        <draw:line draw:style-name="gr9" draw:text-style-name="P6" draw:layer="layout" svg:x1="19.303cm" svg:y1="5.739cm" svg:x2="21.503cm" svg:y2="5.739cm">
          <text:p/>
        </draw:line>
        <draw:frame draw:style-name="gr11" draw:text-style-name="P3" draw:layer="layout" svg:width="1.383cm" svg:height="0.962cm" svg:x="17.903cm" svg:y="5.139cm">
          <draw:text-box>
            <text:p>rsp</text:p>
          </draw:text-box>
        </draw:frame>
        <draw:frame draw:style-name="gr28" draw:text-style-name="P7" draw:layer="layout" svg:width="5.819cm" svg:height="1.338cm" svg:x="21.806cm" svg:y="12.262cm">
          <draw:text-box>
            <text:p/>
          </draw:text-box>
        </draw:frame>
        <draw:frame draw:style-name="gr14" draw:layer="layout" svg:width="5.819cm" svg:height="0.962cm" svg:x="21.804cm" svg:y="14.638cm">
          <draw:text-box>
            <text:p>d</text:p>
          </draw:text-box>
        </draw:frame>
        <draw:frame draw:style-name="gr14" draw:layer="layout" svg:width="5.819cm" svg:height="0.962cm" svg:x="21.804cm" svg:y="13.638cm">
          <draw:text-box>
            <text:p>c=5</text:p>
          </draw:text-box>
        </draw:frame>
        <draw:frame draw:style-name="gr14" draw:text-style-name="P7" draw:layer="layout" svg:width="5.819cm" svg:height="0.962cm" svg:x="21.806cm" svg:y="11.3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10.3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8.962cm">
          <draw:text-box>
            <text:p/>
          </draw:text-box>
        </draw:frame>
        <draw:frame draw:style-name="gr8" draw:text-style-name="P7" draw:layer="layout" svg:width="5.819cm" svg:height="2.384cm" svg:x="21.808cm" svg:y="6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13" draw:layer="layout" svg:width="5.819cm" svg:height="1.673cm" svg:x="21.805cm" svg:y="4.904cm">
          <draw:text-box>
            <text:p>Endereço rbp antigo</text:p>
          </draw:text-box>
        </draw:frame>
        <draw:frame draw:style-name="gr34" draw:text-style-name="P13" draw:layer="layout" svg:width="9.447cm" svg:height="2.384cm" svg:x="10.553cm" svg:y="11.2cm">
          <draw:text-box>
            <text:p>Instrução leave é equivalente a:</text:p>
            <text:p><text:span text:style-name="T7">mo</text:span><text:span text:style-name="T7">v </text:span><text:span text:style-name="T7">rsp</text:span><text:span text:style-name="T7">,rb</text:span><text:span text:style-name="T7">p</text:span></text:p>
            <text:p>pop rbp</text:p>
          </draw:text-box>
        </draw:frame>
        <draw:line draw:style-name="gr9" draw:text-style-name="P6" draw:layer="layout" svg:x1="14.4cm" svg:y1="11.2cm" svg:x2="11.4cm" svg:y2="8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</text:span><text:span text:style-name="T16"> </text:span><text:span text:style-name="T16">e = </text:span><text:span text:style-name="T16">g+</text:span><text:span text:style-name="T16">2</text:span><text:span text:style-name="T6">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pan text:style-name="T2"><text:s text:c="5"/></text:span><text:span text:style-name="T2"><text:s text:c="2"/></text:span><text:span text:style-name="T2">su</text:span><text:span text:style-name="T2">b <text:s text:c="3"/></text:span><text:span text:style-name="T2"><text:s text:c="4"/></text:span><text:span text:style-name="T2">rsp</text:span><text:span text:style-name="T2">, </text:span><text:span text:style-name="T2">28</text:span></text:p>
            <text:p><text:tab/>mov <text:tab/>[rbp-20],edi </text:p>
            <text:p><text:span text:style-name="T7"><text:tab/></text:span><text:span text:style-name="T2">mo</text:span><text:span text:style-name="T2">v </text:span><text:span text:style-name="T2"><text:tab/></text:span><text:span text:style-name="T2">ea</text:span><text:span text:style-name="T2">x, </text:span><text:span text:style-name="T2">[rb</text:span><text:span text:style-name="T2">p-</text:span><text:span text:style-name="T2">20]</text:span></text:p>
            <text:p><text:span text:style-name="T2"><text:tab/></text:span><text:span text:style-name="T2">ad</text:span><text:span text:style-name="T2">d <text:s text:c="3"/></text:span><text:span text:style-name="T2"><text:s text:c="5"/></text:span><text:span text:style-name="T2">ea</text:span><text:span text:style-name="T2">x,2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tab/>mov <text:tab/>eax, [rbp-4]</text:p>
            <text:p><text:tab/>imull<text:tab/>eax, [rbp-4]</text:p>
            <text:p><text:s text:c="5"/><text:s text:c="2"/>leave</text:p>
            <text:p><text:s text:c="5"/><text:s text:c="2"/>ret</text:p>
          </draw:text-box>
        </draw:frame>
        <draw:frame draw:style-name="gr34" draw:text-style-name="P13" draw:layer="layout" svg:width="9.447cm" svg:height="2.384cm" svg:x="10.553cm" svg:y="11.2cm">
          <draw:text-box>
            <text:p>Instrução leave é equivalente a:</text:p>
            <text:p><text:span text:style-name="T2">mo</text:span><text:span text:style-name="T2">v </text:span><text:span text:style-name="T2">rsp</text:span><text:span text:style-name="T2">,rb</text:span><text:span text:style-name="T2">p</text:span></text:p>
            <text:p><text:span text:style-name="T7">po</text:span><text:span text:style-name="T7">p </text:span><text:span text:style-name="T7">rbp</text:span></text:p>
          </draw:text-box>
        </draw:frame>
        <draw:line draw:style-name="gr9" draw:text-style-name="P6" draw:layer="layout" svg:x1="14.4cm" svg:y1="11.2cm" svg:x2="11.4cm" svg:y2="8.6cm">
          <text:p/>
        </draw:line>
        <draw:line draw:style-name="gr9" draw:text-style-name="P6" draw:layer="layout" svg:x1="19.302cm" svg:y1="12.901cm" svg:x2="21.502cm" svg:y2="12.901cm">
          <text:p/>
        </draw:line>
        <draw:frame draw:style-name="gr10" draw:text-style-name="P3" draw:layer="layout" svg:width="1.416cm" svg:height="0.962cm" svg:x="17.902cm" svg:y="12.389cm">
          <draw:text-box>
            <text:p>rbp</text:p>
          </draw:text-box>
        </draw:frame>
        <draw:frame draw:style-name="gr20" draw:text-style-name="P7" draw:layer="layout" svg:width="5.819cm" svg:height="2.5cm" svg:x="21.805cm" svg:y="13.201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3cm" svg:y1="2.64cm" svg:x2="21.503cm" svg:y2="2.64cm">
          <text:p/>
        </draw:line>
        <draw:frame draw:style-name="gr11" draw:text-style-name="P3" draw:layer="layout" svg:width="1.383cm" svg:height="0.962cm" svg:x="17.903cm" svg:y="2.04cm">
          <draw:text-box>
            <text:p>rsp</text:p>
          </draw:text-box>
        </draw:frame>
        <draw:frame draw:style-name="gr13" draw:layer="layout" svg:width="5.819cm" svg:height="1.673cm" svg:x="21.804cm" svg:y="11.504cm">
          <draw:text-box>
            <text:p>Endereço rbp antigo</text:p>
          </draw:text-box>
        </draw:frame>
        <draw:frame draw:style-name="gr28" draw:text-style-name="P7" draw:layer="layout" svg:width="5.819cm" svg:height="1.338cm" svg:x="21.806cm" svg:y="8.163cm">
          <draw:text-box>
            <text:p/>
          </draw:text-box>
        </draw:frame>
        <draw:frame draw:style-name="gr14" draw:layer="layout" svg:width="5.819cm" svg:height="0.962cm" svg:x="21.804cm" svg:y="10.539cm">
          <draw:text-box>
            <text:p>d</text:p>
          </draw:text-box>
        </draw:frame>
        <draw:frame draw:style-name="gr14" draw:layer="layout" svg:width="5.819cm" svg:height="0.962cm" svg:x="21.804cm" svg:y="9.539cm">
          <draw:text-box>
            <text:p>c=5</text:p>
          </draw:text-box>
        </draw:frame>
        <draw:frame draw:style-name="gr14" draw:text-style-name="P7" draw:layer="layout" svg:width="5.819cm" svg:height="0.962cm" svg:x="21.806cm" svg:y="7.201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5cm" svg:y="6.239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7cm" svg:y="4.863cm">
          <draw:text-box>
            <text:p/>
          </draw:text-box>
        </draw:frame>
        <draw:frame draw:style-name="gr8" draw:text-style-name="P7" draw:layer="layout" svg:width="5.819cm" svg:height="2.384cm" svg:x="21.808cm" svg:y="2.501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fun</text:span><text:span text:style-name="T2">c2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6">c = </text:span><text:span text:style-name="T16">a+</text:span><text:span text:style-name="T16">b;</text:span></text:p>
            <text:p><text:span text:style-name="T16"><text:s text:c="5"/></text:span><text:span text:style-name="T16">d = </text:span><text:span text:style-name="T16">fun</text:span><text:span text:style-name="T16">c2(</text:span><text:span text:style-name="T1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12.9cm" svg:x2="21.501cm" svg:y2="12.9cm">
          <text:p/>
        </draw:line>
        <draw:frame draw:style-name="gr10" draw:text-style-name="P3" draw:layer="layout" svg:width="1.416cm" svg:height="0.962cm" svg:x="17.901cm" svg:y="12.388cm">
          <draw:text-box>
            <text:p>rbp</text:p>
          </draw:text-box>
        </draw:frame>
        <draw:frame draw:style-name="gr20" draw:text-style-name="P7" draw:layer="layout" svg:width="5.819cm" svg:height="2.5cm" svg:x="21.804cm" svg:y="13.2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2cm" svg:y1="5.139cm" svg:x2="21.502cm" svg:y2="5.139cm">
          <text:p/>
        </draw:line>
        <draw:frame draw:style-name="gr11" draw:text-style-name="P3" draw:layer="layout" svg:width="1.383cm" svg:height="0.962cm" svg:x="17.902cm" svg:y="4.539cm">
          <draw:text-box>
            <text:p>rsp</text:p>
          </draw:text-box>
        </draw:frame>
        <draw:frame draw:style-name="gr13" draw:layer="layout" svg:width="5.819cm" svg:height="1.673cm" svg:x="21.803cm" svg:y="11.5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8.162cm">
          <draw:text-box>
            <text:p/>
          </draw:text-box>
        </draw:frame>
        <draw:frame draw:style-name="gr14" draw:layer="layout" svg:width="5.819cm" svg:height="0.962cm" svg:x="21.803cm" svg:y="10.538cm">
          <draw:text-box>
            <text:p>d</text:p>
          </draw:text-box>
        </draw:frame>
        <draw:frame draw:style-name="gr14" draw:layer="layout" svg:width="5.819cm" svg:height="0.962cm" svg:x="21.803cm" svg:y="9.538cm">
          <draw:text-box>
            <text:p>c=5</text:p>
          </draw:text-box>
        </draw:frame>
        <draw:frame draw:style-name="gr14" draw:text-style-name="P7" draw:layer="layout" svg:width="5.819cm" svg:height="0.962cm" svg:x="21.805cm" svg:y="7.2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6.2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4.862cm">
          <draw:text-box>
            <text:p/>
          </draw:text-box>
        </draw:frame>
        <draw:frame draw:style-name="gr29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4"/><text:s text:c="2"/>rbp, rsp</text:p>
            <text:p><text:s text:c="5"/><text:s text:c="2"/>sub <text:s text:c="3"/><text:s text:c="4"/>rsp, 28</text:p>
            <text:p><text:tab/>mov <text:tab/>[rbp-20],edi </text:p>
            <text:p><text:tab/>mov <text:tab/>eax, [rbp-20]</text:p>
            <text:p><text:tab/>add <text:s text:c="3"/><text:s text:c="5"/>eax,2</text:p>
            <text:p><text:tab/>mov <text:tab/>[rbp-4], eax</text:p>
            <text:p><text:tab/>mov <text:tab/>eax, [rbp-4]</text:p>
            <text:p><text:tab/>imull<text:tab/>eax, [rbp-4]</text:p>
            <text:p><text:s text:c="5"/><text:s text:c="2"/>leave</text:p>
            <text:p><text:span text:style-name="T7"><text:s text:c="5"/></text:span><text:span text:style-name="T7"><text:s text:c="2"/></text:span><text:span text:style-name="T7">ret</text:span></text:p>
          </draw:text-box>
        </draw:frame>
        <draw:custom-shape draw:style-name="gr27" draw:text-style-name="P8" draw:layer="layout" svg:width="10.22cm" svg:height="8.362cm" svg:x="17.4cm" svg:y="4.862cm">
          <text:p/>
          <draw:enhanced-geometry svg:viewBox="0 0 21600 21600" draw:type="rectangle" draw:enhanced-path="M 0 0 L 21600 0 21600 21600 0 21600 0 0 Z N"/>
        </draw:custom-shape>
        <draw:frame draw:style-name="gr35" draw:text-style-name="P14" draw:layer="layout" svg:width="8.806cm" svg:height="2.384cm" svg:x="7.194cm" svg:y="11.616cm">
          <draw:text-box>
            <text:p>Com a instrução ret de func2 o stack frame de func1 é restaurado.</text:p>
          </draw:text-box>
        </draw:frame>
        <draw:line draw:style-name="gr9" draw:text-style-name="P6" draw:layer="layout" svg:x1="13cm" svg:y1="11.616cm" svg:x2="17.2cm" svg:y2="9.6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8"><text:s text:c="6"/></text:span><text:span text:style-name="T8"><text:s text:c="2"/></text:span><text:span text:style-name="T8">mo</text:span><text:span text:style-name="T8">v</text:span><text:span text:style-name="T8"><text:tab/></text:span><text:span text:style-name="T8"> <text:s text:c="5"/></text:span><text:span text:style-name="T8"><text:s text:c="2"/></text:span><text:span text:style-name="T8">rbp</text:span><text:span text:style-name="T8">, </text:span><text:span text:style-name="T8">rsp, </text:span></text:p>
            <text:p><text:span text:style-name="T8"/></text:p>
            <text:p><text:span text:style-name="T8"><text:tab/></text:span><text:span text:style-name="T8">sub </text:span><text:span text:style-name="T8"><text:s text:c="3"/></text:span><text:span text:style-name="T8">rsp,</text:span><text:span text:style-name="T8">3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0],</text:span><text:span text:style-name="T8">edi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24],</text:span><text:span text:style-name="T8">esi</text:span></text:p>
            <text:p><text:span text:style-name="T8"><text:tab/></text:span><text:span text:style-name="T8">mo</text:span><text:span text:style-name="T8">vl</text:span><text:span text:style-name="T8"><text:tab/></text:span><text:span text:style-name="T8">edx</text:span><text:span text:style-name="T8">, </text:span><text:span text:style-name="T8">[rb</text:span><text:span text:style-name="T8">p-</text:span><text:span text:style-name="T8">20]</text:span></text:p>
            <text:p><text:span text:style-name="T8"><text:tab/></text:span><text:span text:style-name="T8">mo</text:span><text:span text:style-name="T8">vl</text:span><text:span text:style-name="T8"><text:tab/></text:span><text:span text:style-name="T8">eax</text:span><text:span text:style-name="T8">, </text:span><text:span text:style-name="T8">[rb</text:span><text:span text:style-name="T8">p-</text:span><text:span text:style-name="T8">2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8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8.301cm" svg:x2="21.502cm" svg:y2="8.301cm">
          <text:p/>
        </draw:line>
        <draw:frame draw:style-name="gr10" draw:text-style-name="P3" draw:layer="layout" svg:width="1.416cm" svg:height="0.962cm" svg:x="17.902cm" svg:y="7.789cm">
          <draw:text-box>
            <text:p>rbp</text:p>
          </draw:text-box>
        </draw:frame>
        <draw:frame draw:style-name="gr13" draw:layer="layout" svg:width="5.819cm" svg:height="1.673cm" svg:x="21.802cm" svg:y="14.102cm">
          <draw:text-box>
            <text:p>Endereço rbp antigo</text:p>
          </draw:text-box>
        </draw:frame>
        <draw:frame draw:style-name="gr14" draw:layer="layout" svg:width="5.819cm" svg:height="0.962cm" svg:x="21.803cm" svg:y="13.139cm">
          <draw:text-box>
            <text:p>c</text:p>
          </draw:text-box>
        </draw:frame>
        <draw:frame draw:style-name="gr14" draw:layer="layout" svg:width="5.819cm" svg:height="0.962cm" svg:x="21.804cm" svg:y="12.139cm">
          <draw:text-box>
            <text:p>b=3</text:p>
          </draw:text-box>
        </draw:frame>
        <draw:frame draw:style-name="gr14" draw:text-style-name="P7" draw:layer="layout" svg:width="5.819cm" svg:height="0.962cm" svg:x="21.804cm" svg:y="11.139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5cm" svg:y="8.601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3cm" svg:y1="0.64cm" svg:x2="21.503cm" svg:y2="0.64cm">
          <text:p/>
        </draw:line>
        <draw:frame draw:style-name="gr11" draw:text-style-name="P3" draw:layer="layout" svg:width="1.383cm" svg:height="0.962cm" svg:x="17.903cm" svg:y="0.04cm">
          <draw:text-box>
            <text:p>rsp</text:p>
          </draw:text-box>
        </draw:frame>
        <draw:frame draw:style-name="gr13" draw:layer="layout" svg:width="5.819cm" svg:height="1.673cm" svg:x="21.804cm" svg:y="6.904cm">
          <draw:text-box>
            <text:p>Endereço rbp antigo</text:p>
          </draw:text-box>
        </draw:frame>
        <draw:frame draw:style-name="gr28" draw:text-style-name="P7" draw:layer="layout" svg:width="5.819cm" svg:height="1.338cm" svg:x="21.806cm" svg:y="3.563cm">
          <draw:text-box>
            <text:p/>
          </draw:text-box>
        </draw:frame>
        <draw:frame draw:style-name="gr14" draw:layer="layout" svg:width="5.819cm" svg:height="0.962cm" svg:x="21.804cm" svg:y="5.939cm">
          <draw:text-box>
            <text:p>d</text:p>
          </draw:text-box>
        </draw:frame>
        <draw:frame draw:style-name="gr14" draw:layer="layout" svg:width="5.819cm" svg:height="0.962cm" svg:x="21.804cm" svg:y="4.939cm">
          <draw:text-box>
            <text:p>c</text:p>
          </draw:text-box>
        </draw:frame>
        <draw:frame draw:style-name="gr14" draw:layer="layout" svg:width="5.819cm" svg:height="0.962cm" svg:x="21.806cm" svg:y="2.601cm">
          <draw:text-box>
            <text:p>b</text:p>
          </draw:text-box>
        </draw:frame>
        <draw:frame draw:style-name="gr14" draw:layer="layout" svg:width="5.819cm" svg:height="0.962cm" svg:x="21.805cm" svg:y="1.639cm">
          <draw:text-box>
            <text:p>a</text:p>
          </draw:text-box>
        </draw:frame>
        <draw:frame draw:style-name="gr28" draw:text-style-name="P7" draw:layer="layout" svg:width="5.819cm" svg:height="1.338cm" svg:x="21.807cm" svg:y="0.263cm">
          <draw:text-box>
            <text:p/>
          </draw:text-box>
        </draw:frame>
        <draw:custom-shape draw:style-name="gr27" draw:text-style-name="P8" draw:layer="layout" svg:width="10.22cm" svg:height="8.362cm" svg:x="17.4cm" svg:y="0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5">d =</text:span><text:span text:style-name="T6">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c1:</text:span></text:p>
            <text:p><text:span text:style-name="T8"><text:tab/></text:span><text:span text:style-name="T8">push </text:span><text:span text:style-name="T8"><text:tab/></text:span><text:span text:style-name="T8">rbp</text:span></text:p>
            <text:p><text:span text:style-name="T8"><text:s text:c="8"/></text:span><text:span text:style-name="T8">mov</text:span><text:span text:style-name="T8"><text:tab/></text:span><text:span text:style-name="T8"> <text:s text:c="7"/>rbp, </text:span><text:span text:style-name="T8">rsp, </text:span></text:p>
            <text:p><text:span text:style-name="T8"/></text:p>
            <text:p><text:span text:style-name="T8"><text:tab/></text:span><text:span text:style-name="T8">sub <text:s text:c="3"/>rsp,32</text:span></text:p>
            <text:p><text:span text:style-name="T8"><text:tab/></text:span><text:span text:style-name="T8">movl</text:span><text:span text:style-name="T8"><text:tab/></text:span><text:span text:style-name="T8"> [rbp-</text:span><text:span text:style-name="T8">20],edi</text:span></text:p>
            <text:p><text:span text:style-name="T8"><text:tab/></text:span><text:span text:style-name="T8">movl</text:span><text:span text:style-name="T8"><text:tab/></text:span><text:span text:style-name="T8"> [rbp-</text:span><text:span text:style-name="T8">24],esi</text:span></text:p>
            <text:p><text:span text:style-name="T8"><text:tab/></text:span><text:span text:style-name="T8">movl</text:span><text:span text:style-name="T8"><text:tab/></text:span><text:span text:style-name="T8">edx, [rbp-</text:span><text:span text:style-name="T8">20]</text:span></text:p>
            <text:p><text:span text:style-name="T8"><text:tab/></text:span><text:span text:style-name="T8">movl</text:span><text:span text:style-name="T8"><text:tab/></text:span><text:span text:style-name="T8">eax, [rbp-</text:span><text:span text:style-name="T8">24]</text:span></text:p>
            <text:p><text:span text:style-name="T8"><text:tab/></text:span><text:span text:style-name="T8">addl</text:span><text:span text:style-name="T8"><text:tab/></text:span><text:span text:style-name="T8">eax, edx</text:span></text:p>
            <text:p><text:span text:style-name="T8"><text:tab/></text:span><text:span text:style-name="T8">movl</text:span><text:span text:style-name="T8"><text:tab/></text:span><text:span text:style-name="T8"> [rbp-8], </text:span><text:span text:style-name="T8">eax</text:span></text:p>
            <text:p><text:span text:style-name="T8"><text:tab/></text:span><text:span text:style-name="T8">movl</text:span><text:span text:style-name="T8"><text:tab/></text:span><text:span text:style-name="T8"> [rbp-8], </text:span><text:span text:style-name="T8">eax</text:span></text:p>
            <text:p><text:span text:style-name="T8"><text:tab/></text:span><text:span text:style-name="T8">movl</text:span><text:span text:style-name="T8"><text:tab/></text:span><text:span text:style-name="T8">edi, eax</text:span></text:p>
            <text:p><text:span text:style-name="T8"><text:tab/></text:span><text:span text:style-name="T8">call</text:span><text:span text:style-name="T8"><text:tab/></text:span><text:span text:style-name="T8">func2</text:span></text:p>
            <text:p><text:span text:style-name="T13"><text:tab/></text:span><text:span text:style-name="T13">movl</text:span><text:span text:style-name="T13"><text:tab/></text:span><text:span text:style-name="T13"> [rbp-4], </text:span><text:span text:style-name="T13">eax</text:span></text:p>
            <text:p><text:span text:style-name="T8"><text:tab/></text:span><text:span text:style-name="T8">movl</text:span><text:span text:style-name="T8"><text:tab/></text:span><text:span text:style-name="T8"> edx, [rbp-</text:span><text:span text:style-name="T8">8]</text:span></text:p>
            <text:p><text:span text:style-name="T8"><text:tab/></text:span><text:span text:style-name="T8">movl</text:span><text:span text:style-name="T8"><text:tab/></text:span><text:span text:style-name="T8"> eax, [rbp-</text:span><text:span text:style-name="T8">4]</text:span></text:p>
            <text:p><text:span text:style-name="T8"><text:tab/></text:span><text:span text:style-name="T8">addl</text:span><text:span text:style-name="T8"><text:tab/></text:span><text:span text:style-name="T8">eax, edx</text:span></text:p>
            <text:p><text:span text:style-name="T8"><text:tab/></text:span><text:span text:style-name="T8">lea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8.301cm" svg:x2="21.502cm" svg:y2="8.301cm">
          <text:p/>
        </draw:line>
        <draw:frame draw:style-name="gr10" draw:text-style-name="P3" draw:layer="layout" svg:width="1.416cm" svg:height="0.962cm" svg:x="17.902cm" svg:y="7.789cm">
          <draw:text-box>
            <text:p>rbp</text:p>
          </draw:text-box>
        </draw:frame>
        <draw:frame draw:style-name="gr13" draw:layer="layout" svg:width="5.819cm" svg:height="1.673cm" svg:x="21.802cm" svg:y="14.102cm">
          <draw:text-box>
            <text:p>Endereço rbp antigo</text:p>
          </draw:text-box>
        </draw:frame>
        <draw:frame draw:style-name="gr14" draw:layer="layout" svg:width="5.819cm" svg:height="0.962cm" svg:x="21.803cm" svg:y="13.139cm">
          <draw:text-box>
            <text:p>c</text:p>
          </draw:text-box>
        </draw:frame>
        <draw:frame draw:style-name="gr14" draw:layer="layout" svg:width="5.819cm" svg:height="0.962cm" svg:x="21.804cm" svg:y="12.139cm">
          <draw:text-box>
            <text:p>b=3</text:p>
          </draw:text-box>
        </draw:frame>
        <draw:frame draw:style-name="gr14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frame draw:style-name="gr20" draw:text-style-name="P7" draw:layer="layout" svg:width="5.819cm" svg:height="2.5cm" svg:x="21.805cm" svg:y="8.6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9" draw:text-style-name="P6" draw:layer="layout" svg:x1="19.303cm" svg:y1="0.64cm" svg:x2="21.503cm" svg:y2="0.64cm">
          <text:p/>
        </draw:line>
        <draw:frame draw:style-name="gr11" draw:text-style-name="P3" draw:layer="layout" svg:width="1.383cm" svg:height="0.962cm" svg:x="17.903cm" svg:y="0.04cm">
          <draw:text-box>
            <text:p>rsp</text:p>
          </draw:text-box>
        </draw:frame>
        <draw:frame draw:style-name="gr13" draw:layer="layout" svg:width="5.819cm" svg:height="1.673cm" svg:x="21.804cm" svg:y="6.904cm">
          <draw:text-box>
            <text:p>Endereço rbp antigo</text:p>
          </draw:text-box>
        </draw:frame>
        <draw:frame draw:style-name="gr28" draw:text-style-name="P7" draw:layer="layout" svg:width="5.819cm" svg:height="1.338cm" svg:x="21.806cm" svg:y="3.563cm">
          <draw:text-box>
            <text:p/>
          </draw:text-box>
        </draw:frame>
        <draw:frame draw:style-name="gr14" draw:text-style-name="P9" draw:layer="layout" svg:width="5.819cm" svg:height="0.962cm" svg:x="21.804cm" svg:y="5.939cm">
          <draw:text-box>
            <text:p text:style-name="P9"><text:span text:style-name="T7">d=</text:span><text:span text:style-name="T7">49</text:span></text:p>
          </draw:text-box>
        </draw:frame>
        <draw:frame draw:style-name="gr14" draw:layer="layout" svg:width="5.819cm" svg:height="0.962cm" svg:x="21.804cm" svg:y="4.939cm">
          <draw:text-box>
            <text:p>c=5</text:p>
          </draw:text-box>
        </draw:frame>
        <draw:frame draw:style-name="gr14" draw:layer="layout" svg:width="5.819cm" svg:height="0.962cm" svg:x="21.806cm" svg:y="2.601cm">
          <draw:text-box>
            <text:p>b=3</text:p>
          </draw:text-box>
        </draw:frame>
        <draw:frame draw:style-name="gr14" draw:layer="layout" svg:width="5.819cm" svg:height="0.962cm" svg:x="21.805cm" svg:y="1.639cm">
          <draw:text-box>
            <text:p>a=2</text:p>
          </draw:text-box>
        </draw:frame>
        <draw:frame draw:style-name="gr28" draw:text-style-name="P7" draw:layer="layout" svg:width="5.819cm" svg:height="1.338cm" svg:x="21.807cm" svg:y="0.263cm">
          <draw:text-box>
            <text:p/>
          </draw:text-box>
        </draw:frame>
        <draw:line draw:style-name="gr9" draw:text-style-name="P6" draw:layer="layout" svg:x1="19.302cm" svg:y1="6.501cm" svg:x2="21.502cm" svg:y2="6.501cm">
          <text:p/>
        </draw:line>
        <draw:frame draw:style-name="gr10" draw:text-style-name="P10" draw:layer="layout" svg:width="1.979cm" svg:height="0.962cm" svg:x="17.4cm" svg:y="5.989cm">
          <draw:text-box>
            <text:p text:style-name="P9"><text:span text:style-name="T7">rbp-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7"><text:tab/></text:span><text:span text:style-name="T7">cal</text:span><text:span text:style-name="T7">l</text:span><text:span text:style-name="T7"><text:tab/></text:span><text:span text:style-name="T7"> <text:s text:c="4"/></text:span><text:span text:style-name="T7"><text:s text:c="2"/></text:span><text:span text:style-name="T7">fun</text:span><text:span text:style-name="T7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<text:span text:style-name="T7">fun</text:span><text:span text:style-name="T7">c1(</text:span><text:span text:style-name="T7">a,b</text:span><text:span text:style-name="T7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301cm" svg:y1="3.838cm" svg:x2="21.501cm" svg:y2="3.838cm">
          <text:p/>
        </draw:line>
        <draw:frame draw:style-name="gr11" draw:text-style-name="P3" draw:layer="layout" svg:width="1.383cm" svg:height="0.962cm" svg:x="17.901cm" svg:y="3.3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7"><text:tab/></text:span><text:span text:style-name="T7">cal</text:span><text:span text:style-name="T7">l</text:span><text:span text:style-name="T7"><text:tab/></text:span><text:span text:style-name="T7"> <text:s text:c="4"/></text:span><text:span text:style-name="T7"><text:s text:c="2"/></text:span><text:span text:style-name="T7">fun</text:span><text:span text:style-name="T7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<text:span text:style-name="T7">fun</text:span><text:span text:style-name="T7">c1(</text:span><text:span text:style-name="T7">a,b</text:span><text:span text:style-name="T7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301cm" svg:y1="3.838cm" svg:x2="21.501cm" svg:y2="3.838cm">
          <text:p/>
        </draw:line>
        <draw:frame draw:style-name="gr11" draw:text-style-name="P3" draw:layer="layout" svg:width="1.383cm" svg:height="0.962cm" svg:x="17.901cm" svg:y="3.3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7"><text:tab/></text:span><text:span text:style-name="T7">cal</text:span><text:span text:style-name="T7">l</text:span><text:span text:style-name="T7"><text:tab/></text:span><text:span text:style-name="T7"> <text:s text:c="4"/></text:span><text:span text:style-name="T7"><text:s text:c="2"/></text:span><text:span text:style-name="T7">fun</text:span><text:span text:style-name="T7">c1</text:span></text:p>
            <text:p><text:span text:style-name="T2"><text:tab/></text:span><text:span text:style-name="T2">mo</text:span><text:span text:style-name="T2">v </text:span><text:span text:style-name="T2"><text:tab/></text:span><text:span text:style-name="T2">[rb</text:span><text:span text:style-name="T2">p-</text:span><text:span text:style-name="T2">4], </text:span><text:span text:style-name="T2">ea</text:span><text:span text:style-name="T2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2">c =</text:span><text:span text:style-name="T4"> </text:span><text:span text:style-name="T7">fun</text:span><text:span text:style-name="T7">c1(</text:span><text:span text:style-name="T7">a,b</text:span><text:span text:style-name="T7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line draw:style-name="gr9" draw:text-style-name="P6" draw:layer="layout" svg:x1="19.301cm" svg:y1="3.838cm" svg:x2="21.501cm" svg:y2="3.838cm">
          <text:p/>
        </draw:line>
        <draw:frame draw:style-name="gr11" draw:text-style-name="P3" draw:layer="layout" svg:width="1.383cm" svg:height="0.962cm" svg:x="17.901cm" svg:y="3.338cm">
          <draw:text-box>
            <text:p>rsp</text:p>
          </draw:text-box>
        </draw:frame>
        <draw:frame draw:style-name="gr14" draw:layer="layout" svg:width="5.819cm" svg:height="0.962cm" svg:x="21.802cm" svg:y="8.138cm">
          <draw:text-box>
            <text:p>c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3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draw:frame draw:style-name="gr2" draw:text-style-name="P3" draw:layer="layout" svg:width="9.1cm" svg:height="14.8cm" svg:x="8.7cm" svg:y="0.5cm">
          <draw:text-box>
            <text:p><text:span text:style-name="T2">ma</text:span><text:span text:style-name="T2">in:</text:span></text:p>
            <text:p><text:span text:style-name="T2"><text:s text:c="5"/></text:span><text:span text:style-name="T2"><text:s text:c="2"/></text:span><text:span text:style-name="T2">pu</text:span><text:span text:style-name="T2">sh </text:span><text:span text:style-name="T2"><text:tab/></text:span><text:span text:style-name="T2">rbp</text:span></text:p>
            <text:p><text:span text:style-name="T2"><text:tab/></text:span><text:span text:style-name="T2">mo</text:span><text:span text:style-name="T2">v <text:s/></text:span><text:span text:style-name="T2"><text:tab/></text:span><text:span text:style-name="T2">rbp</text:span><text:span text:style-name="T2">, </text:span><text:span text:style-name="T2">rsp</text:span></text:p>
            <text:p><text:span text:style-name="T2"><text:tab/></text:span><text:span text:style-name="T2">su</text:span><text:span text:style-name="T2">b </text:span><text:span text:style-name="T2"><text:tab/></text:span><text:span text:style-name="T2"> <text:s text:c="4"/></text:span><text:span text:style-name="T2"><text:s text:c="2"/></text:span><text:span text:style-name="T2">rsp</text:span><text:span text:style-name="T2">, </text:span><text:span text:style-name="T2">16</text:span></text:p>
            <text:p><text:span text:style-name="T2"><text:tab/></text:span><text:span text:style-name="T2">mo</text:span><text:span text:style-name="T2">v</text:span><text:span text:style-name="T2"><text:tab/></text:span><text:span text:style-name="T2"> <text:s text:c="4"/></text:span><text:span text:style-name="T2"><text:s text:c="2"/></text:span><text:span text:style-name="T2">[rb</text:span><text:span text:style-name="T2">p-</text:span><text:span text:style-name="T2">12]</text:span><text:span text:style-name="T2">, 2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[rb</text:span><text:span text:style-name="T3">p-</text:span><text:span text:style-name="T3">8], </text:span><text:span text:style-name="T3">3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d</text:span><text:span text:style-name="T3">x, </text:span><text:span text:style-name="T3">[rb</text:span><text:span text:style-name="T3">p-</text:span><text:span text:style-name="T3">8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a</text:span><text:span text:style-name="T3">x,</text:span><text:span text:style-name="T3">[rb</text:span><text:span text:style-name="T3">p-</text:span><text:span text:style-name="T3">12]</text:span></text:p>
            <text:p><text:span text:style-name="T3"><text:tab/></text:span><text:span text:style-name="T3">mo</text:span><text:span text:style-name="T3">v</text:span><text:span text:style-name="T3"><text:tab/></text:span><text:span text:style-name="T3"> <text:s text:c="4"/></text:span><text:span text:style-name="T3"><text:s text:c="2"/></text:span><text:span text:style-name="T3">esi</text:span><text:span text:style-name="T3">, </text:span><text:span text:style-name="T3">ed</text:span><text:span text:style-name="T3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di</text:span><text:span text:style-name="T3">, </text:span><text:span text:style-name="T3">ea</text:span><text:span text:style-name="T3">x</text:span></text:p>
            <text:p><text:span text:style-name="T3"><text:tab/></text:span><text:span text:style-name="T3">cal</text:span><text:span text:style-name="T3">l</text:span><text:span text:style-name="T3"><text:tab/></text:span><text:span text:style-name="T3"> <text:s text:c="4"/></text:span><text:span text:style-name="T3"><text:s text:c="2"/></text:span><text:span text:style-name="T3">fun</text:span><text:span text:style-name="T3">c1</text:span></text:p>
            <text:p><text:span text:style-name="T7"><text:tab/></text:span><text:span text:style-name="T7">mo</text:span><text:span text:style-name="T7">v </text:span><text:span text:style-name="T7"><text:tab/></text:span><text:span text:style-name="T7">[rb</text:span><text:span text:style-name="T7">p-</text:span><text:span text:style-name="T7">4], </text:span><text:span text:style-name="T7">ea</text:span><text:span text:style-name="T7">x</text:span></text:p>
            <text:p><text:span text:style-name="T3"><text:s text:c="5"/></text:span><text:span text:style-name="T3"><text:s text:c="2"/></text:span><text:span text:style-name="T3">mo</text:span><text:span text:style-name="T3">v </text:span><text:span text:style-name="T3"><text:tab/></text:span><text:span text:style-name="T3">ea</text:span><text:span text:style-name="T3">x, </text:span><text:span text:style-name="T3">[rb</text:span><text:span text:style-name="T3">p-</text:span><text:span text:style-name="T3">4]</text:span></text:p>
            <text:p><text:span text:style-name="T3"><text:tab/></text:span><text:span text:style-name="T3">lea</text:span><text:span text:style-name="T3">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 text:c="3"/><text:span text:style-name="T4"><text:s/></text:span><text:span text:style-name="T7">c = </text:span>func1(a,b);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6"><text:s text:c="5"/></text:span><text:span text:style-name="T6">c = </text:span><text:span text:style-name="T6">a+</text:span><text:span text:style-name="T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frame draw:style-name="gr8" draw:layer="layout" svg:width="5.819cm" svg:height="2.384cm" svg:x="21.801cm" svg:y="10.8cm">
          <draw:text-box>
            <text:p>Endereço para onde main deve retornar</text:p>
          </draw:text-box>
        </draw:frame>
        <draw:line draw:style-name="gr9" draw:text-style-name="P6" draw:layer="layout" svg:x1="19.101cm" svg:y1="10.4cm" svg:x2="21.301cm" svg:y2="10.4cm">
          <text:p/>
        </draw:line>
        <draw:frame draw:style-name="gr10" draw:text-style-name="P3" draw:layer="layout" svg:width="1.416cm" svg:height="0.962cm" svg:x="17.801cm" svg:y="9.888cm">
          <draw:text-box>
            <text:p>rbp</text:p>
          </draw:text-box>
        </draw:frame>
        <draw:frame draw:style-name="gr12" draw:layer="layout" svg:width="5.819cm" svg:height="1.187cm" svg:x="21.803cm" svg:y="13.2cm">
          <draw:text-box>
            <text:p/>
          </draw:text-box>
        </draw:frame>
        <draw:frame draw:style-name="gr13" draw:layer="layout" svg:width="5.819cm" svg:height="1.673cm" svg:x="21.801cm" svg:y="9.101cm">
          <draw:text-box>
            <text:p>Endereço rbp antigo</text:p>
          </draw:text-box>
        </draw:frame>
        <draw:frame draw:style-name="gr14" draw:text-style-name="P9" draw:layer="layout" svg:width="5.819cm" svg:height="0.962cm" svg:x="21.802cm" svg:y="8.138cm">
          <draw:text-box>
            <text:p><text:span text:style-name="T7">c=</text:span><text:span text:style-name="T7">10</text:span><text:span text:style-name="T7">0</text:span></text:p>
          </draw:text-box>
        </draw:frame>
        <draw:frame draw:style-name="gr14" draw:layer="layout" svg:width="5.819cm" svg:height="0.962cm" svg:x="21.803cm" svg:y="7.138cm">
          <draw:text-box>
            <text:p>b=3</text:p>
          </draw:text-box>
        </draw:frame>
        <draw:frame draw:style-name="gr14" draw:text-style-name="P7" draw:layer="layout" svg:width="5.819cm" svg:height="0.962cm" svg:x="21.803cm" svg:y="6.138cm">
          <draw:text-box>
            <text:p><text:span text:style-name="T2">a=</text:span><text:span text:style-name="T2">2</text:span></text:p>
          </draw:text-box>
        </draw:frame>
        <draw:line draw:style-name="gr9" draw:text-style-name="P6" draw:layer="layout" svg:x1="19.302cm" svg:y1="3.839cm" svg:x2="21.502cm" svg:y2="3.839cm">
          <text:p/>
        </draw:line>
        <draw:frame draw:style-name="gr11" draw:text-style-name="P3" draw:layer="layout" svg:width="1.383cm" svg:height="0.962cm" svg:x="17.902cm" svg:y="3.339cm">
          <draw:text-box>
            <text:p>rsp</text:p>
          </draw:text-box>
        </draw:frame>
        <draw:frame draw:style-name="gr20" draw:text-style-name="P7" draw:layer="layout" svg:width="5.819cm" svg:height="2.5cm" svg:x="21.805cm" svg:y="3.601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line draw:style-name="gr9" draw:text-style-name="P6" draw:layer="layout" svg:x1="19.301cm" svg:y1="8.9cm" svg:x2="21.501cm" svg:y2="8.9cm">
          <text:p/>
        </draw:line>
        <draw:frame draw:style-name="gr19" draw:text-style-name="P10" draw:layer="layout" svg:width="1.979cm" svg:height="0.962cm" svg:x="17.301cm" svg:y="8.388cm">
          <draw:text-box>
            <text:p><text:span text:style-name="T7">rbp</text:span><text:span text:style-name="T7">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Convenção de chamada em C - 64 b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meiro parâmetro em rdi</text:p>
                <text:p>Segundo parâmetro em rsi</text:p>
                <text:p>Terceiro parâmetro em rdx</text:p>
                <text:p>Quarto parâmetro em rcx</text:p>
                <text:p>Quinto parâmetro em r8</text:p>
                <text:p>Sexto parâmetro em r9</text:p>
              </text:list-item>
              <text:list-item>
                <text:p>Valor de retorno em ra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draw:frame presentation:style-name="pr3" draw:layer="layout" svg:width="25.199cm" svg:height="2.63cm" svg:x="1.4cm" svg:y="0.627cm" presentation:class="title">
          <draw:text-box>
            <text:p>E se tiver mais de 6 parâmet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demais parâmetros são empilhados, da mesma maneira que em 32 bi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draw:frame presentation:style-name="pr4" draw:layer="layout" svg:width="13cm" svg:height="12.6cm" svg:x="0.4cm" svg:y="2.6cm" presentation:class="outline" presentation:user-transformed="true">
          <draw:text-box>
            <text:list text:style-name="L2">
              <text:list-header>
                <text:p>int x,y,z;</text:p>
                <text:p>void main(void)</text:p>
                <text:p>{</text:p>
                <text:p><text:s text:c="4"/>return myfunc(x,y,z);</text:p>
                <text:p>}</text:p>
                <text:p>int myfunc( int a, int b, int c)</text:p>
                <text:p>{</text:p>
                <text:p><text:s text:c="3"/>return a+b+c;</text:p>
                <text:p>}</text:p>
              </text:list-header>
            </text:list>
          </draw:text-box>
        </draw:frame>
        <draw:frame presentation:style-name="pr4" draw:layer="layout" svg:width="13.6cm" svg:height="13.4cm" svg:x="13.8cm" svg:y="2.6cm" presentation:class="outline" presentation:user-transformed="true">
          <draw:text-box>
            <text:list text:style-name="L2">
              <text:list-header>
                <text:p><text:s text:c="2"/><text:span text:style-name="T1">Section</text:span> .data</text:p>
                <text:p><text:s text:c="7"/>resd <text:s/>x 1</text:p>
                <text:p><text:s text:c="7"/>resd y <text:s/>1</text:p>
                <text:p><text:s text:c="7"/>resd z <text:s/>1</text:p>
                <text:p><text:s text:c="2"/><text:span text:style-name="T1">Section</text:span> .text</text:p>
                <text:p><text:s/>main: </text:p>
                <text:p><text:s text:c="8"/>mov edi, [x]</text:p>
                <text:p><text:s text:c="8"/>mov esi, [y]</text:p>
                <text:p><text:s text:c="8"/>mov edx, [z]</text:p>
                <text:p><text:s text:c="8"/>call myfunc</text:p>
                <text:p><text:s text:c="8"/>ret</text:p>
                <text:p>myfunc:</text:p>
                <text:p><text:s text:c="8"/>mov rax,rdi</text:p>
                <text:p><text:s text:c="8"/>add rax, rsi</text:p>
                <text:p><text:s text:c="8"/>add rax, rdx</text:p>
                <text:p><text:s text:c="9"/>ret</text:p>
                <text:p><text:s text:c="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draw:frame draw:style-name="gr7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</text:span><text:span text:style-name="T2">a, </text:span><text:span text:style-name="T2">b, </text:span><text:span text:style-name="T2">c;</text:span></text:p>
            <text:p><text:span text:style-name="T2"><text:s text:c="4"/></text:span><text:span text:style-name="T2">a = </text:span><text:span text:style-name="T2">2; </text:span></text:p>
            <text:p><text:s text:c="4"/>b= 3;</text:p>
            <text:p><text:span text:style-name="T2"><text:s text:c="4"/></text:span><text:span text:style-name="T2">c = </text:span><text:span text:style-name="T2">fun</text:span><text:span text:style-name="T2">c1(</text:span><text:span text:style-name="T2">a,b</text:span><text:span text:style-name="T2">);</text:span></text:p>
            <text:p><text:s text:c="4"/>return c;</text:p>
            <text:p><text:s text:c="2"/>}</text:p>
            <text:p/>
            <text:p><text:span text:style-name="T6"><text:s/></text:span><text:span text:style-name="T6">int </text:span><text:span text:style-name="T6">fun</text:span><text:span text:style-name="T6">c1(</text:span><text:span text:style-name="T6">int </text:span><text:span text:style-name="T6">a, </text:span><text:span text:style-name="T6">int </text:span><text:span text:style-name="T6">b) </text:span></text:p>
            <text:p><text:span text:style-name="T6">{</text:span></text:p>
            <text:p><text:span text:style-name="T6"><text:s text:c="5"/></text:span><text:span text:style-name="T6">int </text:span><text:span text:style-name="T6">c,d</text:span><text:span text:style-name="T6">;</text:span></text:p>
            <text:p><text:span text:style-name="T16"><text:s text:c="4"/></text:span><text:span text:style-name="T15"><text:s/></text:span><text:span text:style-name="T15">c =</text:span><text:span text:style-name="T16"> </text:span><text:span text:style-name="T16">a+</text:span><text:span text:style-name="T16">b;</text:span></text:p>
            <text:p><text:span text:style-name="T6"><text:s text:c="5"/></text:span><text:span text:style-name="T6">d = </text:span><text:span text:style-name="T6">fun</text:span><text:span text:style-name="T6">c2(</text:span><text:span text:style-name="T6">c);</text:span></text:p>
            <text:p><text:span text:style-name="T6"><text:s text:c="5"/></text:span><text:span text:style-name="T6">ret</text:span><text:span text:style-name="T6">urn </text:span><text:span text:style-name="T6">c+</text:span><text:span text:style-name="T6">d;</text:span></text:p>
            <text:p><text:span text:style-name="T6">}</text:span></text:p>
            <text:p><text:span text:style-name="T6"/></text:p>
            <text:p><text:span text:style-name="T6">int </text:span><text:span text:style-name="T6">fun</text:span><text:span text:style-name="T6">c2(</text:span><text:span text:style-name="T6">int </text:span><text:span text:style-name="T6">g)</text:span></text:p>
            <text:p><text:span text:style-name="T6">{</text:span></text:p>
            <text:p><text:span text:style-name="T6"><text:s text:c="2"/></text:span><text:span text:style-name="T6">int </text:span><text:span text:style-name="T6">e = </text:span><text:span text:style-name="T6">g+</text:span><text:span text:style-name="T6">2; </text:span></text:p>
            <text:p><text:span text:style-name="T6"><text:s text:c="2"/></text:span><text:span text:style-name="T6">ret</text:span><text:span text:style-name="T6">urn </text:span><text:span text:style-name="T6">e*</text:span><text:span text:style-name="T6">e;</text:span></text:p>
            <text:p><text:span text:style-name="T6">}</text:span></text:p>
          </draw:text-box>
        </draw:frame>
        <draw:line draw:style-name="gr9" draw:text-style-name="P6" draw:layer="layout" svg:x1="19.301cm" svg:y1="8.3cm" svg:x2="21.501cm" svg:y2="8.3cm">
          <text:p/>
        </draw:line>
        <draw:frame draw:style-name="gr10" draw:text-style-name="P3" draw:layer="layout" svg:width="1.416cm" svg:height="0.962cm" svg:x="17.901cm" svg:y="7.788cm">
          <draw:text-box>
            <text:p>rbp</text:p>
          </draw:text-box>
        </draw:frame>
        <draw:frame draw:style-name="gr13" draw:layer="layout" svg:width="5.819cm" svg:height="1.673cm" svg:x="21.801cm" svg:y="14.101cm">
          <draw:text-box>
            <text:p>Endereço rbp antigo</text:p>
          </draw:text-box>
        </draw:frame>
        <draw:frame draw:style-name="gr14" draw:layer="layout" svg:width="5.819cm" svg:height="0.962cm" svg:x="21.802cm" svg:y="13.138cm">
          <draw:text-box>
            <text:p>c</text:p>
          </draw:text-box>
        </draw:frame>
        <draw:frame draw:style-name="gr14" draw:layer="layout" svg:width="5.819cm" svg:height="0.962cm" svg:x="21.803cm" svg:y="12.138cm">
          <draw:text-box>
            <text:p>b=3</text:p>
          </draw:text-box>
        </draw:frame>
        <draw:frame draw:style-name="gr14" draw:text-style-name="P7" draw:layer="layout" svg:width="5.819cm" svg:height="0.962cm" svg:x="21.803cm" svg:y="11.138cm">
          <draw:text-box>
            <text:p><text:span text:style-name="T2">a=</text:span><text:span text:style-name="T2">2</text:span></text:p>
          </draw:text-box>
        </draw:frame>
        <draw:frame draw:style-name="gr20" draw:text-style-name="P7" draw:layer="layout" svg:width="5.819cm" svg:height="2.5cm" svg:x="21.804cm" svg:y="8.6cm">
          <draw:text-box>
            <text:p><text:span text:style-name="T2">En</text:span><text:span text:style-name="T2">der</text:span><text:span text:style-name="T2">eç</text:span><text:span text:style-name="T2">o </text:span><text:span text:style-name="T2">par</text:span><text:span text:style-name="T2">a </text:span><text:span text:style-name="T2">on</text:span><text:span text:style-name="T2">de </text:span><text:span text:style-name="T2">on</text:span><text:span text:style-name="T2">de </text:span><text:span text:style-name="T2">fun</text:span><text:span text:style-name="T2">c1 </text:span><text:span text:style-name="T2">de</text:span><text:span text:style-name="T2">ve </text:span><text:span text:style-name="T2">ret</text:span><text:span text:style-name="T2">orn</text:span><text:span text:style-name="T2">ar</text:span></text:p>
          </draw:text-box>
        </draw:frame>
        <draw:frame draw:style-name="gr21" draw:text-style-name="P11" draw:layer="layout" svg:width="8.606cm" svg:height="15.65cm" svg:x="8.494cm" svg:y="0cm">
          <draw:text-box>
            <text:p><text:span text:style-name="T8">fun</text:span><text:span text:style-name="T8">c1:</text:span></text:p>
            <text:p><text:span text:style-name="T8"><text:tab/></text:span><text:span text:style-name="T8">pus</text:span><text:span text:style-name="T8">h </text:span><text:span text:style-name="T8"><text:tab/></text:span><text:span text:style-name="T8">rbp</text:span></text:p>
            <text:p><text:span text:style-name="T14"><text:s text:c="6"/></text:span><text:span text:style-name="T14"><text:s text:c="2"/></text:span><text:span text:style-name="T14">mo</text:span><text:span text:style-name="T14">v</text:span><text:span text:style-name="T14"><text:tab/></text:span><text:span text:style-name="T14"> <text:s text:c="5"/></text:span><text:span text:style-name="T14"><text:s text:c="2"/></text:span><text:span text:style-name="T14">rbp</text:span><text:span text:style-name="T14">, </text:span><text:span text:style-name="T14">rsp, </text:span></text:p>
            <text:p><text:span text:style-name="T8"/></text:p>
            <text:p><text:span text:style-name="T14"><text:tab/></text:span><text:span text:style-name="T14">sub </text:span><text:span text:style-name="T14"><text:s text:c="3"/></text:span><text:span text:style-name="T14">rsp,</text:span><text:span text:style-name="T14">32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0],</text:span><text:span text:style-name="T14">ed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 </text:span><text:span text:style-name="T14">[rb</text:span><text:span text:style-name="T14">p-</text:span><text:span text:style-name="T14">24],</text:span><text:span text:style-name="T14">esi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dx</text:span><text:span text:style-name="T14">, </text:span><text:span text:style-name="T14">[rb</text:span><text:span text:style-name="T14">p-</text:span><text:span text:style-name="T14">20]</text:span></text:p>
            <text:p><text:span text:style-name="T14"><text:tab/></text:span><text:span text:style-name="T14">mo</text:span><text:span text:style-name="T14">vl</text:span><text:span text:style-name="T14"><text:tab/></text:span><text:span text:style-name="T14">eax</text:span><text:span text:style-name="T14">, </text:span><text:span text:style-name="T14">[rb</text:span><text:span text:style-name="T14">p-</text:span><text:span text:style-name="T14">24]</text:span></text:p>
            <text:p><text:span text:style-name="T14"><text:tab/></text:span><text:span text:style-name="T14">add</text:span><text:span text:style-name="T14">l</text:span><text:span text:style-name="T14"><text:tab/></text:span><text:span text:style-name="T14">eax</text:span><text:span text:style-name="T14">, </text:span><text:span text:style-name="T14">edx</text:span></text:p>
            <text:p><text:span text:style-name="T13"><text:tab/></text:span><text:span text:style-name="T13">mo</text:span><text:span text:style-name="T13">vl</text:span><text:span text:style-name="T13"><text:tab/></text:span><text:span text:style-name="T13"> </text:span><text:span text:style-name="T13">[rb</text:span><text:span text:style-name="T13">p-</text:span><text:span text:style-name="T13">8], </text:span><text:span text:style-name="T13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edi, </text:span><text:span text:style-name="T8">eax</text:span></text:p>
            <text:p><text:span text:style-name="T8"><text:tab/></text:span><text:span text:style-name="T8">call</text:span><text:span text:style-name="T8"><text:tab/></text:span><text:span text:style-name="T8">fun</text:span><text:span text:style-name="T8">c2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[rb</text:span><text:span text:style-name="T8">p-</text:span><text:span text:style-name="T8">4], </text:span><text:span text:style-name="T8">eax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dx</text:span><text:span text:style-name="T8">, </text:span><text:span text:style-name="T8">[rb</text:span><text:span text:style-name="T8">p-</text:span><text:span text:style-name="T8">8]</text:span></text:p>
            <text:p><text:span text:style-name="T8"><text:tab/></text:span><text:span text:style-name="T8">mo</text:span><text:span text:style-name="T8">vl</text:span><text:span text:style-name="T8"><text:tab/></text:span><text:span text:style-name="T8"> </text:span><text:span text:style-name="T8">eax</text:span><text:span text:style-name="T8">, </text:span><text:span text:style-name="T8">[rb</text:span><text:span text:style-name="T8">p-</text:span><text:span text:style-name="T8">4]</text:span></text:p>
            <text:p><text:span text:style-name="T8"><text:tab/></text:span><text:span text:style-name="T8">add</text:span><text:span text:style-name="T8">l</text:span><text:span text:style-name="T8"><text:tab/></text:span><text:span text:style-name="T8">eax</text:span><text:span text:style-name="T8">, </text:span><text:span text:style-name="T8">edx</text:span></text:p>
            <text:p><text:span text:style-name="T8"><text:tab/></text:span><text:span text:style-name="T8">lea</text:span><text:span text:style-name="T8">ve</text:span></text:p>
            <text:p><text:span text:style-name="T8"/></text:p>
            <text:p><text:span text:style-name="T8"><text:tab/></text:span><text:span text:style-name="T8">ret</text:span></text:p>
          </draw:text-box>
        </draw:frame>
        <draw:line draw:style-name="gr9" draw:text-style-name="P6" draw:layer="layout" svg:x1="19.302cm" svg:y1="0.639cm" svg:x2="21.502cm" svg:y2="0.639cm">
          <text:p/>
        </draw:line>
        <draw:frame draw:style-name="gr11" draw:text-style-name="P3" draw:layer="layout" svg:width="1.383cm" svg:height="0.962cm" svg:x="17.902cm" svg:y="0.039cm">
          <draw:text-box>
            <text:p>rsp</text:p>
          </draw:text-box>
        </draw:frame>
        <draw:frame draw:style-name="gr13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38cm" svg:x="21.805cm" svg:y="3.562cm">
          <draw:text-box>
            <text:p/>
          </draw:text-box>
        </draw:frame>
        <draw:frame draw:style-name="gr14" draw:layer="layout" svg:width="5.819cm" svg:height="0.962cm" svg:x="21.803cm" svg:y="5.938cm">
          <draw:text-box>
            <text:p>d</text:p>
          </draw:text-box>
        </draw:frame>
        <draw:frame draw:style-name="gr14" draw:layer="layout" svg:width="5.819cm" svg:height="0.962cm" svg:x="21.803cm" svg:y="4.938cm">
          <draw:text-box>
            <text:p>c</text:p>
          </draw:text-box>
        </draw:frame>
        <draw:frame draw:style-name="gr14" draw:text-style-name="P7" draw:layer="layout" svg:width="5.819cm" svg:height="0.962cm" svg:x="21.805cm" svg:y="2.6cm">
          <draw:text-box>
            <text:p><text:span text:style-name="T2">b=</text:span><text:span text:style-name="T2">3</text:span></text:p>
          </draw:text-box>
        </draw:frame>
        <draw:frame draw:style-name="gr14" draw:text-style-name="P7" draw:layer="layout" svg:width="5.819cm" svg:height="0.962cm" svg:x="21.804cm" svg:y="1.638cm">
          <draw:text-box>
            <text:p><text:span text:style-name="T2">a=</text:span><text:span text:style-name="T2">2</text:span></text:p>
          </draw:text-box>
        </draw:frame>
        <draw:frame draw:style-name="gr28" draw:text-style-name="P7" draw:layer="layout" svg:width="5.819cm" svg:height="1.338cm" svg:x="21.806cm" svg:y="0.262cm">
          <draw:text-box>
            <text:p/>
          </draw:text-box>
        </draw:frame>
        <draw:line draw:style-name="gr9" draw:text-style-name="P6" draw:layer="layout" svg:x1="19.301cm" svg:y1="5.5cm" svg:x2="21.501cm" svg:y2="5.5cm">
          <text:p/>
        </draw:line>
        <draw:frame draw:style-name="gr19" draw:text-style-name="P10" draw:layer="layout" svg:width="1.979cm" svg:height="0.962cm" svg:x="17.201cm" svg:y="4.988cm">
          <draw:text-box>
            <text:p><text:span text:style-name="T7">rbp</text:span><text:span text:style-name="T7">-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8:09:44.542667004</meta:creation-date>
    <dc:date>2019-10-28T12:29:40.892911677</dc:date>
    <meta:editing-duration>PT7H10M8S</meta:editing-duration>
    <meta:editing-cycles>61</meta:editing-cycles>
    <meta:generator>LibreOffice/5.1.4.2$Linux_X86_64 LibreOffice_project/10m0$Build-2</meta:generator>
    <meta:document-statistic meta:object-count="908"/>
  </office:meta>
</office:document-meta>
</file>